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9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32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47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47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32">
      <style:table-cell-properties fo:border="0.74pt solid #000000"/>
    </style:style>
    <style:style style:name="ce13" style:family="table-cell" style:parent-style-name="Default" style:data-style-name="N132">
      <style:table-cell-properties fo:background-color="#eeeeee" fo:border="0.74pt solid #000000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Round Wil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aje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5" office:value-type="string" calcext:value-type="string">
            <text:p>Belkros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Round 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Angel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__oladush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L_Hitorek</text:p>
          </table:table-cell>
          <table:table-cell table:style-name="ce5" office:value-type="string" calcext:value-type="string">
            <text:p>leonovoo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Qeetsa</text:p>
          </table:table-cell>
          <table:table-cell table:style-name="ce5" office:value-type="string" calcext:value-type="string">
            <text:p>xRavy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mpire</text:p>
          </table:table-cell>
          <table:table-cell table:style-name="ce5" office:value-type="string" calcext:value-type="string">
            <text:p>The Otter On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JagWarr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lexander</text:p>
          </table:table-cell>
          <table:table-cell table:style-name="ce5" office:value-type="string" calcext:value-type="string">
            <text:p>benderandchill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Johnny Walru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string" calcext:value-type="string">
            <text:p>Banana Philosop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elkross</text:p>
          </table:table-cell>
          <table:table-cell table:style-name="ce5" office:value-type="string" calcext:value-type="string">
            <text:p>Ezioauditore010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okoto</text:p>
          </table:table-cell>
          <table:table-cell table:style-name="ce5" office:value-type="string" calcext:value-type="string">
            <text:p>thenagraj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Round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5" office:value-type="string" calcext:value-type="string">
            <text:p>e1sTe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PL_Hitor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string" calcext:value-type="string">
            <text:p>kiritastrich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Qee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Jskillz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string" calcext:value-type="string">
            <text:p>Emp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etalmania</text:p>
          </table:table-cell>
          <table:table-cell table:style-name="ce5" office:value-type="string" calcext:value-type="string">
            <text:p>LoreD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Alexa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JagWarrior</text:p>
          </table:table-cell>
          <table:table-cell table:style-name="ce5" office:value-type="string" calcext:value-type="string">
            <text:p>Midzumi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5" office:value-type="string" calcext:value-type="string">
            <text:p>Chipmun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anana Philosopher</text:p>
          </table:table-cell>
          <table:table-cell table:style-name="ce5" office:value-type="string" calcext:value-type="string">
            <text:p>forteraige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string" calcext:value-type="string">
            <text:p>Moko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5" office:value-type="string" calcext:value-type="string">
            <text:p>thenagraj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1" table:default-cell-style-name="ce4"/>
        <table:table-column table:style-name="co3" table:number-columns-repeated="2" table:default-cell-style-name="ce8"/>
        <table:table-column table:style-name="co4" table:default-cell-style-name="ce10"/>
        <table:table-column table:style-name="co5" table:default-cell-style-name="ce8"/>
        <table:table-column table:style-name="co6" table:number-columns-repeated="2" table:default-cell-style-name="ce8"/>
        <table:table-row table:style-name="ro1">
          <table:table-cell table:style-name="ce6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2" table:number-rows-spanned="1">
            <text:p>Game Rate</text:p>
          </table:table-cell>
          <table:covered-table-cell table:style-name="ce7"/>
          <table:table-cell table:style-name="ce7" office:value-type="string" calcext:value-type="string">
            <text:p>Behavior Factor</text:p>
          </table:table-cell>
          <table:table-cell table:style-name="ce7" office:value-type="string" calcext:value-type="string">
            <text:p>Tournament Elo</text:p>
          </table:table-cell>
          <table:table-cell table:style-name="ce7" office:value-type="string" calcext:value-type="string">
            <text:p>Ranked Elo</text:p>
          </table:table-cell>
          <table:table-cell table:style-name="ce7" office:value-type="string" calcext:value-type="string">
            <text:p>Final Elo</text:p>
          </table:table-cell>
        </table:table-row>
        <table:table-row table:style-name="ro1">
          <table:covered-table-cell table:style-name="ce6"/>
          <table:table-cell table:style-name="ce7" office:value-type="string" calcext:value-type="string">
            <text:p>League</text:p>
          </table:table-cell>
          <table:table-cell table:style-name="ce7" office:value-type="string" calcext:value-type="string">
            <text:p>Ranked</text:p>
          </table:table-cell>
          <table:table-cell table:style-name="ce7" office:value-type="string" calcext:value-type="string">
            <text:p>Tournament %</text:p>
          </table:table-cell>
          <table:table-cell table:style-name="ce7" office:value-type="string" calcext:value-type="string">
            <text:p>Historical</text:p>
          </table:table-cell>
          <table:table-cell table:style-name="ce7" office:value-type="string" calcext:value-type="string">
            <text:p>Point 3/4</text:p>
          </table:table-cell>
          <table:table-cell table:style-name="ce7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7.6875" calcext:value-type="float">
            <text:p>7.7</text:p>
          </table:table-cell>
          <table:table-cell office:value-type="float" office:value="197.7" calcext:value-type="float">
            <text:p>197.7</text:p>
          </table:table-cell>
          <table:table-cell office:value-type="percentage" office:value="0.000151973486732515" calcext:value-type="percentage">
            <text:p>0.0%</text:p>
          </table:table-cell>
          <table:table-cell office:value-type="float" office:value="2337.9440611134" calcext:value-type="float">
            <text:p>2337.9</text:p>
          </table:table-cell>
          <table:table-cell office:value-type="float" office:value="2365.96524342389" calcext:value-type="float">
            <text:p>2366.0</text:p>
          </table:table-cell>
          <table:table-cell office:value-type="float" office:value="2365.96098494711" calcext:value-type="float">
            <text:p>2366.0</text:p>
          </table:table-cell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9" office:value-type="float" office:value="4.25" calcext:value-type="float">
            <text:p>4.3</text:p>
          </table:table-cell>
          <table:table-cell table:style-name="ce9" office:value-type="float" office:value="141" calcext:value-type="float">
            <text:p>141.0</text:p>
          </table:table-cell>
          <table:table-cell table:style-name="ce11" office:value-type="percentage" office:value="0.0000356219824606541" calcext:value-type="percentage">
            <text:p>0.0%</text:p>
          </table:table-cell>
          <table:table-cell table:style-name="ce9" office:value-type="float" office:value="2437.37443559278" calcext:value-type="float">
            <text:p>2437.4</text:p>
          </table:table-cell>
          <table:table-cell table:style-name="ce9" office:value-type="float" office:value="2343.38113761916" calcext:value-type="float">
            <text:p>2343.4</text:p>
          </table:table-cell>
          <table:table-cell table:style-name="ce9" office:value-type="float" office:value="2343.38448584677" calcext:value-type="float">
            <text:p>2343.4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45454545454545" calcext:value-type="float">
            <text:p>7.5</text:p>
          </table:table-cell>
          <table:table-cell office:value-type="float" office:value="170.9" calcext:value-type="float">
            <text:p>170.9</text:p>
          </table:table-cell>
          <table:table-cell office:value-type="percentage" office:value="0.00028089731588099" calcext:value-type="percentage">
            <text:p>0.0%</text:p>
          </table:table-cell>
          <table:table-cell office:value-type="float" office:value="2189.75346999744" calcext:value-type="float">
            <text:p>2189.8</text:p>
          </table:table-cell>
          <table:table-cell office:value-type="float" office:value="2153.19785839588" calcext:value-type="float">
            <text:p>2153.2</text:p>
          </table:table-cell>
          <table:table-cell office:value-type="float" office:value="2153.20812676906" calcext:value-type="float">
            <text:p>2153.2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9" office:value-type="float" office:value="7.36363636363636" calcext:value-type="float">
            <text:p>7.4</text:p>
          </table:table-cell>
          <table:table-cell table:style-name="ce9" office:value-type="float" office:value="25.7" calcext:value-type="float">
            <text:p>25.7</text:p>
          </table:table-cell>
          <table:table-cell table:style-name="ce11" office:value-type="percentage" office:value="0.215518059500376" calcext:value-type="percentage">
            <text:p>21.6%</text:p>
          </table:table-cell>
          <table:table-cell table:style-name="ce9" office:value-type="float" office:value="2117.8156880656" calcext:value-type="float">
            <text:p>2117.8</text:p>
          </table:table-cell>
          <table:table-cell table:style-name="ce9" office:value-type="float" office:value="2101.557194323" calcext:value-type="float">
            <text:p>2101.6</text:p>
          </table:table-cell>
          <table:table-cell table:style-name="ce9" office:value-type="float" office:value="2105.0611933448" calcext:value-type="float">
            <text:p>2105.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8" calcext:value-type="float">
            <text:p>8.0</text:p>
          </table:table-cell>
          <table:table-cell office:value-type="float" office:value="15.7" calcext:value-type="float">
            <text:p>15.7</text:p>
          </table:table-cell>
          <table:table-cell office:value-type="percentage" office:value="0.510677710833225" calcext:value-type="percentage">
            <text:p>51.1%</text:p>
          </table:table-cell>
          <table:table-cell office:value-type="float" office:value="2077.15997227932" calcext:value-type="float">
            <text:p>2077.2</text:p>
          </table:table-cell>
          <table:table-cell office:value-type="float" office:value="2099.80498959982" calcext:value-type="float">
            <text:p>2099.8</text:p>
          </table:table-cell>
          <table:table-cell office:value-type="float" office:value="2088.2406839928" calcext:value-type="float">
            <text:p>2088.2</text:p>
          </table:table-cell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9" office:value-type="float" office:value="6.77777777777778" calcext:value-type="float">
            <text:p>6.8</text:p>
          </table:table-cell>
          <table:table-cell table:style-name="ce9" office:value-type="float" office:value="226.9" calcext:value-type="float">
            <text:p>226.9</text:p>
          </table:table-cell>
          <table:table-cell table:style-name="ce11" office:value-type="percentage" office:value="0.00003376169083813" calcext:value-type="percentage">
            <text:p>0.0%</text:p>
          </table:table-cell>
          <table:table-cell table:style-name="ce9" office:value-type="float" office:value="1777.93575672638" calcext:value-type="float">
            <text:p>1777.9</text:p>
          </table:table-cell>
          <table:table-cell table:style-name="ce9" office:value-type="float" office:value="2032.76028985739" calcext:value-type="float">
            <text:p>2032.8</text:p>
          </table:table-cell>
          <table:table-cell table:style-name="ce9" office:value-type="float" office:value="2032.75168655029" calcext:value-type="float">
            <text:p>2032.8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8" calcext:value-type="float">
            <text:p>8.0</text:p>
          </table:table-cell>
          <table:table-cell office:value-type="float" office:value="131.5" calcext:value-type="float">
            <text:p>131.5</text:p>
          </table:table-cell>
          <table:table-cell office:value-type="percentage" office:value="0.00144630744700824" calcext:value-type="percentage">
            <text:p>0.1%</text:p>
          </table:table-cell>
          <table:table-cell office:value-type="float" office:value="1979.70537683539" calcext:value-type="float">
            <text:p>1979.7</text:p>
          </table:table-cell>
          <table:table-cell office:value-type="float" office:value="2002.72165363867" calcext:value-type="float">
            <text:p>2002.7</text:p>
          </table:table-cell>
          <table:table-cell office:value-type="float" office:value="2002.68836502613" calcext:value-type="float">
            <text:p>2002.7</text:p>
          </table:table-cell>
        </table:table-row>
        <table:table-row table:style-name="ro1">
          <table:table-cell table:style-name="ce5" office:value-type="string" calcext:value-type="string">
            <text:p>kiritastrich </text:p>
          </table:table-cell>
          <table:table-cell table:style-name="ce9" office:value-type="float" office:value="3" calcext:value-type="float">
            <text:p>3.0</text:p>
          </table:table-cell>
          <table:table-cell table:style-name="ce9" office:value-type="float" office:value="406" calcext:value-type="float">
            <text:p>406.0</text:p>
          </table:table-cell>
          <table:table-cell table:style-name="ce11" office:value-type="percentage" office:value="0.00000000125860249999832" calcext:value-type="percentage">
            <text:p>0.0%</text:p>
          </table:table-cell>
          <table:table-cell table:style-name="ce9" office:value-type="float" office:value="1888.91473453611" calcext:value-type="float">
            <text:p>1888.9</text:p>
          </table:table-cell>
          <table:table-cell table:style-name="ce9" office:value-type="float" office:value="1946.37499990448" calcext:value-type="float">
            <text:p>1946.4</text:p>
          </table:table-cell>
          <table:table-cell table:style-name="ce9" office:value-type="float" office:value="1946.37499983216" calcext:value-type="float">
            <text:p>1946.4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45454545454545" calcext:value-type="float">
            <text:p>6.5</text:p>
          </table:table-cell>
          <table:table-cell office:value-type="float" office:value="14.75" calcext:value-type="float">
            <text:p>14.8</text:p>
          </table:table-cell>
          <table:table-cell office:value-type="percentage" office:value="0.425230347244826" calcext:value-type="percentage">
            <text:p>42.5%</text:p>
          </table:table-cell>
          <table:table-cell office:value-type="float" office:value="1899.52349176086" calcext:value-type="float">
            <text:p>1899.5</text:p>
          </table:table-cell>
          <table:table-cell office:value-type="float" office:value="1959.66072813707" calcext:value-type="float">
            <text:p>1959.7</text:p>
          </table:table-cell>
          <table:table-cell office:value-type="float" office:value="1934.08855023047" calcext:value-type="float">
            <text:p>1934.1</text:p>
          </table:table-cell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9" office:value-type="float" office:value="7.6875" calcext:value-type="float">
            <text:p>7.7</text:p>
          </table:table-cell>
          <table:table-cell table:style-name="ce9" office:value-type="float" office:value="13.2" calcext:value-type="float">
            <text:p>13.2</text:p>
          </table:table-cell>
          <table:table-cell table:style-name="ce11" office:value-type="percentage" office:value="0.585390881370192" calcext:value-type="percentage">
            <text:p>58.5%</text:p>
          </table:table-cell>
          <table:table-cell table:style-name="ce9" office:value-type="float" office:value="1898.83845766273" calcext:value-type="float">
            <text:p>1898.8</text:p>
          </table:table-cell>
          <table:table-cell table:style-name="ce9" office:value-type="float" office:value="1787.49788132062" calcext:value-type="float">
            <text:p>1787.5</text:p>
          </table:table-cell>
          <table:table-cell table:style-name="ce9" office:value-type="float" office:value="1852.6756394378" calcext:value-type="float">
            <text:p>1852.7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6.5" calcext:value-type="float">
            <text:p>6.5</text:p>
          </table:table-cell>
          <table:table-cell office:value-type="float" office:value="86.2857142857143" calcext:value-type="float">
            <text:p>86.3</text:p>
          </table:table-cell>
          <table:table-cell office:value-type="percentage" office:value="0.00371752786903257" calcext:value-type="percentage">
            <text:p>0.4%</text:p>
          </table:table-cell>
          <table:table-cell office:value-type="float" office:value="1805.44314603335" calcext:value-type="float">
            <text:p>1805.4</text:p>
          </table:table-cell>
          <table:table-cell office:value-type="float" office:value="1811.02567472468" calcext:value-type="float">
            <text:p>1811.0</text:p>
          </table:table-cell>
          <table:table-cell office:value-type="float" office:value="1811.00492151869" calcext:value-type="float">
            <text:p>1811.0</text:p>
          </table:table-cell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9" office:value-type="float" office:value="6.33333333333333" calcext:value-type="float">
            <text:p>6.3</text:p>
          </table:table-cell>
          <table:table-cell table:style-name="ce9" office:value-type="float" office:value="40.5" calcext:value-type="float">
            <text:p>40.5</text:p>
          </table:table-cell>
          <table:table-cell table:style-name="ce11" office:value-type="percentage" office:value="0.0501108097294352" calcext:value-type="percentage">
            <text:p>5.0%</text:p>
          </table:table-cell>
          <table:table-cell table:style-name="ce9" office:value-type="float" office:value="1781.13703235473" calcext:value-type="float">
            <text:p>1781.1</text:p>
          </table:table-cell>
          <table:table-cell table:style-name="ce9" office:value-type="float" office:value="1796.88723052433" calcext:value-type="float">
            <text:p>1796.9</text:p>
          </table:table-cell>
          <table:table-cell table:style-name="ce9" office:value-type="float" office:value="1796.09797534065" calcext:value-type="float">
            <text:p>1796.1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6.625" calcext:value-type="float">
            <text:p>6.6</text:p>
          </table:table-cell>
          <table:table-cell office:value-type="float" office:value="97.2222222222222" calcext:value-type="float">
            <text:p>97.2</text:p>
          </table:table-cell>
          <table:table-cell office:value-type="percentage" office:value="0.00241220426709388" calcext:value-type="percentage">
            <text:p>0.2%</text:p>
          </table:table-cell>
          <table:table-cell office:value-type="float" office:value="1690.08702086985" calcext:value-type="float">
            <text:p>1690.1</text:p>
          </table:table-cell>
          <table:table-cell office:value-type="float" office:value="1766.99747471558" calcext:value-type="float">
            <text:p>1767.0</text:p>
          </table:table-cell>
          <table:table-cell office:value-type="float" office:value="1766.81195099063" calcext:value-type="float">
            <text:p>1766.8</text:p>
          </table:table-cell>
        </table:table-row>
        <table:table-row table:style-name="ro1">
          <table:table-cell table:style-name="ce5" office:value-type="string" calcext:value-type="string">
            <text:p>Metalmania</text:p>
          </table:table-cell>
          <table:table-cell table:style-name="ce9" office:value-type="float" office:value="7" calcext:value-type="float">
            <text:p>7.0</text:p>
          </table:table-cell>
          <table:table-cell table:style-name="ce9" office:value-type="float" office:value="15.6" calcext:value-type="float">
            <text:p>15.6</text:p>
          </table:table-cell>
          <table:table-cell table:style-name="ce11" office:value-type="percentage" office:value="0.439184501649754" calcext:value-type="percentage">
            <text:p>43.9%</text:p>
          </table:table-cell>
          <table:table-cell table:style-name="ce9" office:value-type="float" office:value="1649.76285946757" calcext:value-type="float">
            <text:p>1649.8</text:p>
          </table:table-cell>
          <table:table-cell table:style-name="ce9" office:value-type="float" office:value="1854.77772393439" calcext:value-type="float">
            <text:p>1854.8</text:p>
          </table:table-cell>
          <table:table-cell table:style-name="ce9" office:value-type="float" office:value="1764.73837285274" calcext:value-type="float">
            <text:p>1764.7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7" calcext:value-type="float">
            <text:p>7.0</text:p>
          </table:table-cell>
          <table:table-cell office:value-type="float" office:value="15.6" calcext:value-type="float">
            <text:p>15.6</text:p>
          </table:table-cell>
          <table:table-cell office:value-type="percentage" office:value="0.439184501649754" calcext:value-type="percentage">
            <text:p>43.9%</text:p>
          </table:table-cell>
          <table:table-cell office:value-type="float" office:value="1649.76285946757" calcext:value-type="float">
            <text:p>1649.8</text:p>
          </table:table-cell>
          <table:table-cell office:value-type="float" office:value="1854.77772393439" calcext:value-type="float">
            <text:p>1854.8</text:p>
          </table:table-cell>
          <table:table-cell office:value-type="float" office:value="1764.73837285274" calcext:value-type="float">
            <text:p>1764.7</text:p>
          </table:table-cell>
        </table:table-row>
        <table:table-row table:style-name="ro1">
          <table:table-cell table:style-name="ce5" office:value-type="string" calcext:value-type="string">
            <text:p>LoreDek</text:p>
          </table:table-cell>
          <table:table-cell table:style-name="ce9" office:value-type="float" office:value="6.88888888888889" calcext:value-type="float">
            <text:p>6.9</text:p>
          </table:table-cell>
          <table:table-cell table:style-name="ce9" office:value-type="float" office:value="11.3" calcext:value-type="float">
            <text:p>11.3</text:p>
          </table:table-cell>
          <table:table-cell table:style-name="ce11" office:value-type="percentage" office:value="0.610404657740244" calcext:value-type="percentage">
            <text:p>61.0%</text:p>
          </table:table-cell>
          <table:table-cell table:style-name="ce9" office:value-type="float" office:value="1721.74430075856" calcext:value-type="float">
            <text:p>1721.7</text:p>
          </table:table-cell>
          <table:table-cell table:style-name="ce9" office:value-type="float" office:value="1748.93481057737" calcext:value-type="float">
            <text:p>1748.9</text:p>
          </table:table-cell>
          <table:table-cell table:style-name="ce9" office:value-type="float" office:value="1732.33759673763" calcext:value-type="float">
            <text:p>1732.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7.71428571428571" calcext:value-type="float">
            <text:p>7.7</text:p>
          </table:table-cell>
          <table:table-cell office:value-type="float" office:value="27.3333333333333" calcext:value-type="float">
            <text:p>27.3</text:p>
          </table:table-cell>
          <table:table-cell office:value-type="percentage" office:value="0.209324081946654" calcext:value-type="percentage">
            <text:p>20.9%</text:p>
          </table:table-cell>
          <table:table-cell office:value-type="float" office:value="1730.19765951603" calcext:value-type="float">
            <text:p>1730.2</text:p>
          </table:table-cell>
          <table:table-cell office:value-type="float" office:value="1691.36848266465" calcext:value-type="float">
            <text:p>1691.4</text:p>
          </table:table-cell>
          <table:table-cell office:value-type="float" office:value="1699.49636446181" calcext:value-type="float">
            <text:p>1699.5</text:p>
          </table:table-cell>
        </table:table-row>
        <table:table-row table:style-name="ro1">
          <table:table-cell table:style-name="ce5" office:value-type="string" calcext:value-type="string">
            <text:p>JagWarrior</text:p>
          </table:table-cell>
          <table:table-cell table:style-name="ce9" office:value-type="float" office:value="6" calcext:value-type="float">
            <text:p>6.0</text:p>
          </table:table-cell>
          <table:table-cell table:style-name="ce9" office:value-type="float" office:value="19.5" calcext:value-type="float">
            <text:p>19.5</text:p>
          </table:table-cell>
          <table:table-cell table:style-name="ce11" office:value-type="percentage" office:value="0.246163714900427" calcext:value-type="percentage">
            <text:p>24.6%</text:p>
          </table:table-cell>
          <table:table-cell table:style-name="ce9" office:value-type="float" office:value="1629.5067517265" calcext:value-type="float">
            <text:p>1629.5</text:p>
          </table:table-cell>
          <table:table-cell table:style-name="ce9" office:value-type="float" office:value="1667.53105826792" calcext:value-type="float">
            <text:p>1667.5</text:p>
          </table:table-cell>
          <table:table-cell table:style-name="ce9" office:value-type="float" office:value="1658.17085371317" calcext:value-type="float">
            <text:p>1658.2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8" calcext:value-type="float">
            <text:p>8.0</text:p>
          </table:table-cell>
          <table:table-cell office:value-type="float" office:value="152.625" calcext:value-type="float">
            <text:p>152.6</text:p>
          </table:table-cell>
          <table:table-cell office:value-type="percentage" office:value="0.000712323327647091" calcext:value-type="percentage">
            <text:p>0.1%</text:p>
          </table:table-cell>
          <table:table-cell office:value-type="float" office:value="1576.19523463784" calcext:value-type="float">
            <text:p>1576.2</text:p>
          </table:table-cell>
          <table:table-cell office:value-type="float" office:value="1626.6466868934" calcext:value-type="float">
            <text:p>1626.6</text:p>
          </table:table-cell>
          <table:table-cell office:value-type="float" office:value="1626.61074914704" calcext:value-type="float">
            <text:p>1626.6</text:p>
          </table:table-cell>
        </table:table-row>
        <table:table-row table:style-name="ro1">
          <table:table-cell table:style-name="ce5" office:value-type="string" calcext:value-type="string">
            <text:p>Midzumi</text:p>
          </table:table-cell>
          <table:table-cell table:style-name="ce9" office:value-type="float" office:value="6" calcext:value-type="float">
            <text:p>6.0</text:p>
          </table:table-cell>
          <table:table-cell table:style-name="ce9" office:value-type="float" office:value="30" calcext:value-type="float">
            <text:p>30.0</text:p>
          </table:table-cell>
          <table:table-cell table:style-name="ce11" office:value-type="percentage" office:value="0.0975168955732306" calcext:value-type="percentage">
            <text:p>9.8%</text:p>
          </table:table-cell>
          <table:table-cell table:style-name="ce9" office:value-type="float" office:value="1500.71735748878" calcext:value-type="float">
            <text:p>1500.7</text:p>
          </table:table-cell>
          <table:table-cell table:style-name="ce9" office:value-type="float" office:value="1635.26844992992" calcext:value-type="float">
            <text:p>1635.3</text:p>
          </table:table-cell>
          <table:table-cell table:style-name="ce9" office:value-type="float" office:value="1622.14744509907" calcext:value-type="float">
            <text:p>1622.1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7.8" calcext:value-type="float">
            <text:p>7.8</text:p>
          </table:table-cell>
          <table:table-cell office:value-type="float" office:value="431" calcext:value-type="float">
            <text:p>431.0</text:p>
          </table:table-cell>
          <table:table-cell office:value-type="percentage" office:value="0.00000134255744133061" calcext:value-type="percentage">
            <text:p>0.0%</text:p>
          </table:table-cell>
          <table:table-cell office:value-type="float" office:value="1474.43102565363" calcext:value-type="float">
            <text:p>1474.4</text:p>
          </table:table-cell>
          <table:table-cell office:value-type="float" office:value="1609.49449808832" calcext:value-type="float">
            <text:p>1609.5</text:p>
          </table:table-cell>
          <table:table-cell office:value-type="float" office:value="1609.49431675785" calcext:value-type="float">
            <text:p>1609.5</text:p>
          </table:table-cell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9" office:value-type="float" office:value="7.57142857142857" calcext:value-type="float">
            <text:p>7.6</text:p>
          </table:table-cell>
          <table:table-cell table:style-name="ce9" office:value-type="float" office:value="7.6" calcext:value-type="float">
            <text:p>7.6</text:p>
          </table:table-cell>
          <table:table-cell table:style-name="ce11" office:value-type="percentage" office:value="0.835202888210214" calcext:value-type="percentage">
            <text:p>83.5%</text:p>
          </table:table-cell>
          <table:table-cell table:style-name="ce9" office:value-type="float" office:value="1563.20008106001" calcext:value-type="float">
            <text:p>1563.2</text:p>
          </table:table-cell>
          <table:table-cell table:style-name="ce9" office:value-type="float" office:value="1600.20793813045" calcext:value-type="float">
            <text:p>1600.2</text:p>
          </table:table-cell>
          <table:table-cell table:style-name="ce9" office:value-type="float" office:value="1569.29886901875" calcext:value-type="float">
            <text:p>1569.3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7.27272727272727" calcext:value-type="float">
            <text:p>7.3</text:p>
          </table:table-cell>
          <table:table-cell office:value-type="float" office:value="6.1" calcext:value-type="float">
            <text:p>6.1</text:p>
          </table:table-cell>
          <table:table-cell office:value-type="percentage" office:value="0.890452308701407" calcext:value-type="percentage">
            <text:p>89.0%</text:p>
          </table:table-cell>
          <table:table-cell office:value-type="float" office:value="1539.56991754132" calcext:value-type="float">
            <text:p>1539.6</text:p>
          </table:table-cell>
          <table:table-cell office:value-type="float" office:value="1599.70351129059" calcext:value-type="float">
            <text:p>1599.7</text:p>
          </table:table-cell>
          <table:table-cell office:value-type="float" office:value="1546.15741390604" calcext:value-type="float">
            <text:p>1546.2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9" office:value-type="float" office:value="7.33333333333333" calcext:value-type="float">
            <text:p>7.3</text:p>
          </table:table-cell>
          <table:table-cell table:style-name="ce9" office:value-type="float" office:value="4.25" calcext:value-type="float">
            <text:p>4.3</text:p>
          </table:table-cell>
          <table:table-cell table:style-name="ce11" office:value-type="percentage" office:value="0.960089658208442" calcext:value-type="percentage">
            <text:p>96.0%</text:p>
          </table:table-cell>
          <table:table-cell table:style-name="ce9" office:value-type="float" office:value="1514.68569738768" calcext:value-type="float">
            <text:p>1514.7</text:p>
          </table:table-cell>
          <table:table-cell table:style-name="ce9" office:value-type="float" office:value="1490.56613420885" calcext:value-type="float">
            <text:p>1490.6</text:p>
          </table:table-cell>
          <table:table-cell table:style-name="ce9" office:value-type="float" office:value="1513.72307737735" calcext:value-type="float">
            <text:p>1513.7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percentage" office:value="0.7770464336001" calcext:value-type="percentage">
            <text:p>77.7%</text:p>
          </table:table-cell>
          <table:table-cell office:value-type="float" office:value="1466.16429351153" calcext:value-type="float">
            <text:p>1466.2</text:p>
          </table:table-cell>
          <table:table-cell office:value-type="float" office:value="1516.12157578981" calcext:value-type="float">
            <text:p>1516.1</text:p>
          </table:table-cell>
          <table:table-cell office:value-type="float" office:value="1477.30244776312" calcext:value-type="float">
            <text:p>1477.3</text:p>
          </table:table-cell>
        </table:table-row>
        <table:table-row table:style-name="ro1">
          <table:table-cell table:style-name="ce5" office:value-type="string" calcext:value-type="string">
            <text:p>ajeomar</text:p>
          </table:table-cell>
          <table:table-cell table:style-name="ce9" office:value-type="float" office:value="6" calcext:value-type="float">
            <text:p>6.0</text:p>
          </table:table-cell>
          <table:table-cell table:style-name="ce9" office:value-type="float" office:value="10.5" calcext:value-type="float">
            <text:p>10.5</text:p>
          </table:table-cell>
          <table:table-cell table:style-name="ce11" office:value-type="percentage" office:value="0.574891636944502" calcext:value-type="percentage">
            <text:p>57.5%</text:p>
          </table:table-cell>
          <table:table-cell table:style-name="ce9" office:value-type="float" office:value="1419.28874476282" calcext:value-type="float">
            <text:p>1419.3</text:p>
          </table:table-cell>
          <table:table-cell table:style-name="ce9" office:value-type="float" office:value="1409.75847496914" calcext:value-type="float">
            <text:p>1409.8</text:p>
          </table:table-cell>
          <table:table-cell table:style-name="ce9" office:value-type="float" office:value="1415.23734737135" calcext:value-type="float">
            <text:p>1415.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7.28571428571429" calcext:value-type="float">
            <text:p>7.3</text:p>
          </table:table-cell>
          <table:table-cell office:value-type="float" office:value="32.25" calcext:value-type="float">
            <text:p>32.3</text:p>
          </table:table-cell>
          <table:table-cell office:value-type="percentage" office:value="0.130606324270048" calcext:value-type="percentage">
            <text:p>13.1%</text:p>
          </table:table-cell>
          <table:table-cell office:value-type="float" office:value="1273.00095141754" calcext:value-type="float">
            <text:p>1273.0</text:p>
          </table:table-cell>
          <table:table-cell office:value-type="float" office:value="1365.74640381706" calcext:value-type="float">
            <text:p>1365.7</text:p>
          </table:table-cell>
          <table:table-cell office:value-type="float" office:value="1353.63326118639" calcext:value-type="float">
            <text:p>1353.6</text:p>
          </table:table-cell>
        </table:table-row>
        <table:table-row table:style-name="ro1">
          <table:table-cell table:style-name="ce5" office:value-type="string" calcext:value-type="string">
            <text:p>Banana Philosopher</text:p>
          </table:table-cell>
          <table:table-cell table:style-name="ce9" office:value-type="float" office:value="6" calcext:value-type="float">
            <text:p>6.0</text:p>
          </table:table-cell>
          <table:table-cell table:style-name="ce9" office:value-type="float" office:value="17" calcext:value-type="float">
            <text:p>17.0</text:p>
          </table:table-cell>
          <table:table-cell table:style-name="ce11" office:value-type="percentage" office:value="0.311154673287713" calcext:value-type="percentage">
            <text:p>31.1%</text:p>
          </table:table-cell>
          <table:table-cell table:style-name="ce9" office:value-type="float" office:value="1344.14859509984" calcext:value-type="float">
            <text:p>1344.1</text:p>
          </table:table-cell>
          <table:table-cell table:style-name="ce9" office:value-type="float" office:value="1335.52969521499" calcext:value-type="float">
            <text:p>1335.5</text:p>
          </table:table-cell>
          <table:table-cell table:style-name="ce9" office:value-type="float" office:value="1338.21150619276" calcext:value-type="float">
            <text:p>1338.2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.0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1307.66512975931" calcext:value-type="float">
            <text:p>1307.7</text:p>
          </table:table-cell>
          <table:table-cell office:value-type="float" office:value="1273.03776345712" calcext:value-type="float">
            <text:p>1273.0</text:p>
          </table:table-cell>
          <table:table-cell office:value-type="float" office:value="1307.66512975931" calcext:value-type="float">
            <text:p>1307.7</text:p>
          </table:table-cell>
        </table:table-row>
        <table:table-row table:style-name="ro1">
          <table:table-cell table:style-name="ce5" office:value-type="string" calcext:value-type="string">
            <text:p>forteraiger</text:p>
          </table:table-cell>
          <table:table-cell table:style-name="ce9" office:value-type="float" office:value="8.33333333333333" calcext:value-type="float">
            <text:p>8.3</text:p>
          </table:table-cell>
          <table:table-cell table:style-name="ce9" office:value-type="float" office:value="53" calcext:value-type="float">
            <text:p>53.0</text:p>
          </table:table-cell>
          <table:table-cell table:style-name="ce11" office:value-type="percentage" office:value="0.0509117283606227" calcext:value-type="percentage">
            <text:p>5.1%</text:p>
          </table:table-cell>
          <table:table-cell table:style-name="ce9" office:value-type="float" office:value="1152.46810123104" calcext:value-type="float">
            <text:p>1152.5</text:p>
          </table:table-cell>
          <table:table-cell table:style-name="ce9" office:value-type="float" office:value="1300.87620726163" calcext:value-type="float">
            <text:p>1300.9</text:p>
          </table:table-cell>
          <table:table-cell table:style-name="ce9" office:value-type="float" office:value="1293.32049408089" calcext:value-type="float">
            <text:p>1293.3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6" calcext:value-type="float">
            <text:p>6.0</text:p>
          </table:table-cell>
          <table:table-cell office:value-type="float" office:value="1.75" calcext:value-type="float">
            <text:p>1.8</text:p>
          </table:table-cell>
          <table:table-cell office:value-type="percentage" office:value="0.996763168483061" calcext:value-type="percentage">
            <text:p>99.7%</text:p>
          </table:table-cell>
          <table:table-cell office:value-type="float" office:value="1264.11296350305" calcext:value-type="float">
            <text:p>1264.1</text:p>
          </table:table-cell>
          <table:table-cell office:value-type="float" office:value="1179.56046252561" calcext:value-type="float">
            <text:p>1179.6</text:p>
          </table:table-cell>
          <table:table-cell office:value-type="float" office:value="1263.83928130305" calcext:value-type="float">
            <text:p>1263.8</text:p>
          </table:table-cell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9" office:value-type="float" office:value="7.63636363636364" calcext:value-type="float">
            <text:p>7.6</text:p>
          </table:table-cell>
          <table:table-cell table:style-name="ce9" office:value-type="float" office:value="2.375" calcext:value-type="float">
            <text:p>2.4</text:p>
          </table:table-cell>
          <table:table-cell table:style-name="ce11" office:value-type="percentage" office:value="0.995755210057629" calcext:value-type="percentage">
            <text:p>99.6%</text:p>
          </table:table-cell>
          <table:table-cell table:style-name="ce9" office:value-type="float" office:value="1240.40497673797" calcext:value-type="float">
            <text:p>1240.4</text:p>
          </table:table-cell>
          <table:table-cell table:style-name="ce9" office:value-type="float" office:value="1159.52576076452" calcext:value-type="float">
            <text:p>1159.5</text:p>
          </table:table-cell>
          <table:table-cell table:style-name="ce9" office:value-type="float" office:value="1240.06166145546" calcext:value-type="float">
            <text:p>1240.1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4" calcext:value-type="float">
            <text:p>4.0</text:p>
          </table:table-cell>
          <table:table-cell office:value-type="float" office:value="9.5" calcext:value-type="float">
            <text:p>9.5</text:p>
          </table:table-cell>
          <table:table-cell office:value-type="percentage" office:value="0.403989930619912" calcext:value-type="percentage">
            <text:p>40.4%</text:p>
          </table:table-cell>
          <table:table-cell office:value-type="float" office:value="1087.19848623658" calcext:value-type="float">
            <text:p>1087.2</text:p>
          </table:table-cell>
          <table:table-cell office:value-type="float" office:value="1166.05273755493" calcext:value-type="float">
            <text:p>1166.1</text:p>
          </table:table-cell>
          <table:table-cell office:value-type="float" office:value="1134.19641403574" calcext:value-type="float">
            <text:p>1134.2</text:p>
          </table:table-cell>
        </table:table-row>
        <table:table-row table:style-name="ro1">
          <table:table-cell table:style-name="ce5" office:value-type="string" calcext:value-type="string">
            <text:p>thenagraj</text:p>
          </table:table-cell>
          <table:table-cell table:style-name="ce9" office:value-type="float" office:value="5.66666666666667" calcext:value-type="float">
            <text:p>5.7</text:p>
          </table:table-cell>
          <table:table-cell table:style-name="ce9" office:value-type="float" office:value="2.5" calcext:value-type="float">
            <text:p>2.5</text:p>
          </table:table-cell>
          <table:table-cell table:style-name="ce11" office:value-type="percentage" office:value="0.983722289958681" calcext:value-type="percentage">
            <text:p>98.4%</text:p>
          </table:table-cell>
          <table:table-cell table:style-name="ce9" office:value-type="float" office:value="1045.09818370666" calcext:value-type="float">
            <text:p>1045.1</text:p>
          </table:table-cell>
          <table:table-cell table:style-name="ce9" office:value-type="float" office:value="1065.26186620808" calcext:value-type="float">
            <text:p>1065.3</text:p>
          </table:table-cell>
          <table:table-cell table:style-name="ce9" office:value-type="float" office:value="1045.42640228378" calcext:value-type="float">
            <text:p>1045.4</text:p>
          </table:table-cell>
        </table:table-row>
      </table:table>
      <table:table table:name="Player_Summary" table:style-name="ta1">
        <table:table-column table:style-name="co1" table:default-cell-style-name="ce4"/>
        <table:table-column table:style-name="co3" table:number-columns-repeated="4" table:default-cell-style-name="ce4"/>
        <table:table-column table:style-name="co1" table:default-cell-style-name="ce12"/>
        <table:table-column table:style-name="co3" table:default-cell-style-name="ce12"/>
        <table:table-row table:style-name="ro3">
          <table:table-cell table:style-name="ce6" office:value-type="string" calcext:value-type="string">
            <text:p>Discord Name</text:p>
          </table:table-cell>
          <table:table-cell table:style-name="ce6" office:value-type="string" calcext:value-type="string">
            <text:p>Visible Accounts</text:p>
          </table:table-cell>
          <table:table-cell table:style-name="ce6" office:value-type="string" calcext:value-type="string">
            <text:p>Smurf Accounts</text:p>
          </table:table-cell>
          <table:table-cell table:style-name="ce6" office:value-type="string" calcext:value-type="string">
            <text:p>Visible Games</text:p>
          </table:table-cell>
          <table:table-cell table:style-name="ce6" office:value-type="string" calcext:value-type="string">
            <text:p>Full Games</text:p>
          </table:table-cell>
          <table:table-cell table:style-name="ce6" office:value-type="string" calcext:value-type="string">
            <text:p>Elo Concealment</text:p>
          </table:table-cell>
          <table:table-cell table:style-name="ce6"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0" calcext:value-type="float">
            <text:p>0.0</text:p>
          </table:table-cell>
          <table:table-cell office:value-type="float" office:value="1365.74640381706" calcext:value-type="float">
            <text:p>1365.7</text:p>
          </table:table-cell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072" calcext:value-type="float">
            <text:p>4072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032.76028985739" calcext:value-type="float">
            <text:p>2032.8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39" calcext:value-type="float">
            <text:p>4939</text:p>
          </table:table-cell>
          <table:table-cell office:value-type="float" office:value="5365" calcext:value-type="float">
            <text:p>5365</text:p>
          </table:table-cell>
          <table:table-cell office:value-type="float" office:value="0" calcext:value-type="float">
            <text:p>0.0</text:p>
          </table:table-cell>
          <table:table-cell office:value-type="float" office:value="2153.19785839588" calcext:value-type="float">
            <text:p>2153.2</text:p>
          </table:table-cell>
        </table:table-row>
        <table:table-row table:style-name="ro1">
          <table:table-cell table:style-name="ce5" office:value-type="string" calcext:value-type="string">
            <text:p>forteraig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56" calcext:value-type="float">
            <text:p>35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300.87620726163" calcext:value-type="float">
            <text:p>1300.9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0" calcext:value-type="float">
            <text:p>0.0</text:p>
          </table:table-cell>
          <table:table-cell office:value-type="float" office:value="1748.93481057737" calcext:value-type="float">
            <text:p>1748.9</text:p>
          </table:table-cell>
        </table:table-row>
        <table:table-row table:style-name="ro1">
          <table:table-cell table:style-name="ce5" office:value-type="string" calcext:value-type="string">
            <text:p>kiritastri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342" calcext:value-type="float">
            <text:p>5342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946.37499990448" calcext:value-type="float">
            <text:p>1946.4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0" calcext:value-type="float">
            <text:p>0.0</text:p>
          </table:table-cell>
          <table:table-cell office:value-type="float" office:value="2099.80498959982" calcext:value-type="float">
            <text:p>2099.8</text:p>
          </table:table-cell>
        </table:table-row>
        <table:table-row table:style-name="ro1">
          <table:table-cell table:style-name="ce5" office:value-type="string" calcext:value-type="string">
            <text:p>PL_Hitore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1271" calcext:value-type="float">
            <text:p>1271</text:p>
          </table:table-cell>
          <table:table-cell table:style-name="ce13" office:value-type="float" office:value="-36.1388190108632" calcext:value-type="float">
            <text:p>-36.1</text:p>
          </table:table-cell>
          <table:table-cell table:style-name="ce13" office:value-type="float" office:value="2002.72165363867" calcext:value-type="float">
            <text:p>2002.7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0" calcext:value-type="float">
            <text:p>0.0</text:p>
          </table:table-cell>
          <table:table-cell office:value-type="float" office:value="1635.26844992992" calcext:value-type="float">
            <text:p>1635.3</text:p>
          </table:table-cell>
        </table:table-row>
        <table:table-row table:style-name="ro1">
          <table:table-cell table:style-name="ce5" office:value-type="string" calcext:value-type="string">
            <text:p>thenagraj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065.26186620808" calcext:value-type="float">
            <text:p>1065.3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0" calcext:value-type="float">
            <text:p>0.0</text:p>
          </table:table-cell>
          <table:table-cell office:value-type="float" office:value="1516.12157578981" calcext:value-type="float">
            <text:p>1516.1</text:p>
          </table:table-cell>
        </table:table-row>
        <table:table-row table:style-name="ro1">
          <table:table-cell table:style-name="ce5" office:value-type="string" calcext:value-type="string">
            <text:p>Ezioauditore01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9" calcext:value-type="float">
            <text:p>109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179.56046252561" calcext:value-type="float">
            <text:p>1179.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3" calcext:value-type="float">
            <text:p>1073</text:p>
          </table:table-cell>
          <table:table-cell office:value-type="float" office:value="0" calcext:value-type="float">
            <text:p>0.0</text:p>
          </table:table-cell>
          <table:table-cell office:value-type="float" office:value="1667.53105826792" calcext:value-type="float">
            <text:p>1667.5</text:p>
          </table:table-cell>
        </table:table-row>
        <table:table-row table:style-name="ro1">
          <table:table-cell table:style-name="ce5" office:value-type="string" calcext:value-type="string">
            <text:p>Mokot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9" calcext:value-type="float">
            <text:p>509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166.05273755493" calcext:value-type="float">
            <text:p>1166.1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0" calcext:value-type="float">
            <text:p>0.0</text:p>
          </table:table-cell>
          <table:table-cell office:value-type="float" office:value="1787.49788132062" calcext:value-type="float">
            <text:p>1787.5</text:p>
          </table:table-cell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21" calcext:value-type="float">
            <text:p>421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796.88723052433" calcext:value-type="float">
            <text:p>1796.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046" calcext:value-type="float">
            <text:p>3046</text:p>
          </table:table-cell>
          <table:table-cell office:value-type="float" office:value="-7.15701277688504" calcext:value-type="float">
            <text:p>-7.2</text:p>
          </table:table-cell>
          <table:table-cell office:value-type="float" office:value="1854.77772393439" calcext:value-type="float">
            <text:p>1854.8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00" calcext:value-type="float">
            <text:p>300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599.70351129059" calcext:value-type="float">
            <text:p>1599.7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6" calcext:value-type="float">
            <text:p>1016</text:p>
          </table:table-cell>
          <table:table-cell office:value-type="float" office:value="0" calcext:value-type="float">
            <text:p>0.0</text:p>
          </table:table-cell>
          <table:table-cell office:value-type="float" office:value="1811.02567472468" calcext:value-type="float">
            <text:p>1811.0</text:p>
          </table:table-cell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298" calcext:value-type="float">
            <text:p>3298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609.49449808832" calcext:value-type="float">
            <text:p>1609.5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.0</text:p>
          </table:table-cell>
          <table:table-cell office:value-type="float" office:value="1159.52576076452" calcext:value-type="float">
            <text:p>1159.5</text:p>
          </table:table-cell>
        </table:table-row>
        <table:table-row table:style-name="ro1">
          <table:table-cell table:style-name="ce5" office:value-type="string" calcext:value-type="string">
            <text:p>Alexan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859" calcext:value-type="float">
            <text:p>1859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626.6466868934" calcext:value-type="float">
            <text:p>1626.6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float" office:value="1273.03776345712" calcext:value-type="float">
            <text:p>1273.0</text:p>
          </table:table-cell>
        </table:table-row>
        <table:table-row table:style-name="ro1">
          <table:table-cell table:style-name="ce5" office:value-type="string" calcext:value-type="string">
            <text:p>The Otter O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69" calcext:value-type="float">
            <text:p>1269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691.36848266465" calcext:value-type="float">
            <text:p>1691.4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2" calcext:value-type="float">
            <text:p>2202</text:p>
          </table:table-cell>
          <table:table-cell office:value-type="float" office:value="0" calcext:value-type="float">
            <text:p>0.0</text:p>
          </table:table-cell>
          <table:table-cell office:value-type="float" office:value="1766.99747471558" calcext:value-type="float">
            <text:p>1767.0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965" calcext:value-type="float">
            <text:p>96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101.557194323" calcext:value-type="float">
            <text:p>2101.6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46" calcext:value-type="float">
            <text:p>3046</text:p>
          </table:table-cell>
          <table:table-cell office:value-type="float" office:value="0" calcext:value-type="float">
            <text:p>0.0</text:p>
          </table:table-cell>
          <table:table-cell office:value-type="float" office:value="1854.77772393439" calcext:value-type="float">
            <text:p>1854.8</text:p>
          </table:table-cell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58" calcext:value-type="float">
            <text:p>858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959.66072813707" calcext:value-type="float">
            <text:p>1959.7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8" calcext:value-type="float">
            <text:p>2858</text:p>
          </table:table-cell>
          <table:table-cell office:value-type="float" office:value="0" calcext:value-type="float">
            <text:p>0.0</text:p>
          </table:table-cell>
          <table:table-cell office:value-type="float" office:value="1409.75847496914" calcext:value-type="float">
            <text:p>1409.8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86" calcext:value-type="float">
            <text:p>108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490.56613420885" calcext:value-type="float">
            <text:p>1490.6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8" calcext:value-type="float">
            <text:p>1298</text:p>
          </table:table-cell>
          <table:table-cell office:value-type="float" office:value="0" calcext:value-type="float">
            <text:p>0.0</text:p>
          </table:table-cell>
          <table:table-cell office:value-type="float" office:value="1335.52969521499" calcext:value-type="float">
            <text:p>1335.5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604" calcext:value-type="float">
            <text:p>660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365.96524342389" calcext:value-type="float">
            <text:p>2366.0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.0</text:p>
          </table:table-cell>
          <table:table-cell office:value-type="float" office:value="2343.38113761916" calcext:value-type="float">
            <text:p>2343.4</text:p>
          </table:table-cell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49" calcext:value-type="float">
            <text:p>249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600.20793813045" calcext:value-type="float">
            <text:p>1600.2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4.06" calcext:value-type="float">
            <text:p>-4.06</text:p>
          </table:table-cell>
          <table:table-cell office:value-type="float" office:value="4.06" calcext:value-type="float">
            <text:p>4.06</text:p>
          </table:table-cell>
          <table:table-cell office:value-type="float" office:value="1242.04178217822" calcext:value-type="float">
            <text:p>1242.04178217822</text:p>
          </table:table-cell>
          <table:table-cell office:value-type="float" office:value="1250.16178217822" calcext:value-type="float">
            <text:p>1250.16178217822</text:p>
          </table:table-cell>
          <table:table-cell office:value-type="float" office:value="0.506959424607389" calcext:value-type="float">
            <text:p>0.506959424607389</text:p>
          </table:table-cell>
          <table:table-cell office:value-type="float" office:value="0.507063983860603" calcext:value-type="float">
            <text:p>0.507063983860603</text:p>
          </table:table-cell>
          <table:table-cell office:value-type="float" office:value="0.294697622879312" calcext:value-type="float">
            <text:p>0.294697622879312</text:p>
          </table:table-cell>
          <table:table-cell office:value-type="float" office:value="0.294764027176968" calcext:value-type="float">
            <text:p>0.294764027176968</text:p>
          </table:table-cell>
          <table:table-cell office:value-type="float" office:value="-235.193886986439" calcext:value-type="float">
            <text:p>-235.193886986439</text:p>
          </table:table-cell>
          <table:table-cell office:value-type="float" office:value="235.193886986439" calcext:value-type="float">
            <text:p>235.193886986439</text:p>
          </table:table-cell>
          <table:table-cell office:value-type="float" office:value="1006.91860777426" calcext:value-type="float">
            <text:p>1006.91860777426</text:p>
          </table:table-cell>
          <table:table-cell office:value-type="float" office:value="1485.35566916466" calcext:value-type="float">
            <text:p>1485.35566916466</text:p>
          </table:table-cell>
          <table:table-cell office:value-type="float" office:value="1365.74640381706" calcext:value-type="float">
            <text:p>1365.74640381706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4.76" calcext:value-type="float">
            <text:p>-4.76</text:p>
          </table:table-cell>
          <table:table-cell office:value-type="float" office:value="4.76" calcext:value-type="float">
            <text:p>4.76</text:p>
          </table:table-cell>
          <table:table-cell office:value-type="float" office:value="1929.55742574257" calcext:value-type="float">
            <text:p>1929.55742574257</text:p>
          </table:table-cell>
          <table:table-cell office:value-type="float" office:value="1939.07742574257" calcext:value-type="float">
            <text:p>1939.07742574257</text:p>
          </table:table-cell>
          <table:table-cell office:value-type="float" office:value="0.518964114229207" calcext:value-type="float">
            <text:p>0.518964114229207</text:p>
          </table:table-cell>
          <table:table-cell office:value-type="float" office:value="0.519328526308393" calcext:value-type="float">
            <text:p>0.519328526308393</text:p>
          </table:table-cell>
          <table:table-cell office:value-type="float" office:value="0.251110176614119" calcext:value-type="float">
            <text:p>0.251110176614119</text:p>
          </table:table-cell>
          <table:table-cell office:value-type="float" office:value="0.251287427928073" calcext:value-type="float">
            <text:p>0.251287427928073</text:p>
          </table:table-cell>
          <table:table-cell office:value-type="float" office:value="-192.043353039318" calcext:value-type="float">
            <text:p>-192.043353039318</text:p>
          </table:table-cell>
          <table:table-cell office:value-type="float" office:value="192.043353039318" calcext:value-type="float">
            <text:p>192.043353039318</text:p>
          </table:table-cell>
          <table:table-cell office:value-type="float" office:value="1737.6788230839" calcext:value-type="float">
            <text:p>1737.6788230839</text:p>
          </table:table-cell>
          <table:table-cell office:value-type="float" office:value="2131.12077878189" calcext:value-type="float">
            <text:p>2131.12077878189</text:p>
          </table:table-cell>
          <table:table-cell office:value-type="float" office:value="2032.76028985739" calcext:value-type="float">
            <text:p>2032.7602898573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4.18" calcext:value-type="float">
            <text:p>-4.18</text:p>
          </table:table-cell>
          <table:table-cell office:value-type="float" office:value="4.18" calcext:value-type="float">
            <text:p>4.18</text:p>
          </table:table-cell>
          <table:table-cell office:value-type="float" office:value="2048.99207920792" calcext:value-type="float">
            <text:p>2048.99207920792</text:p>
          </table:table-cell>
          <table:table-cell office:value-type="float" office:value="2057.35207920792" calcext:value-type="float">
            <text:p>2057.35207920792</text:p>
          </table:table-cell>
          <table:table-cell office:value-type="float" office:value="0.524283459617314" calcext:value-type="float">
            <text:p>0.524283459617314</text:p>
          </table:table-cell>
          <table:table-cell office:value-type="float" office:value="0.524720873488708" calcext:value-type="float">
            <text:p>0.524720873488708</text:p>
          </table:table-cell>
          <table:table-cell office:value-type="float" office:value="0.255088799185524" calcext:value-type="float">
            <text:p>0.255088799185524</text:p>
          </table:table-cell>
          <table:table-cell office:value-type="float" office:value="0.255284484338515" calcext:value-type="float">
            <text:p>0.255284484338515</text:p>
          </table:table-cell>
          <table:table-cell office:value-type="float" office:value="-195.779622971568" calcext:value-type="float">
            <text:p>-195.779622971568</text:p>
          </table:table-cell>
          <table:table-cell office:value-type="float" office:value="195.779622971568" calcext:value-type="float">
            <text:p>195.779622971568</text:p>
          </table:table-cell>
          <table:table-cell office:value-type="float" office:value="1853.39632704505" calcext:value-type="float">
            <text:p>1853.39632704505</text:p>
          </table:table-cell>
          <table:table-cell office:value-type="float" office:value="2253.13170217949" calcext:value-type="float">
            <text:p>2253.13170217949</text:p>
          </table:table-cell>
          <table:table-cell office:value-type="float" office:value="2153.19785839588" calcext:value-type="float">
            <text:p>2153.1978583958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4.32" calcext:value-type="float">
            <text:p>-4.32</text:p>
          </table:table-cell>
          <table:table-cell office:value-type="float" office:value="4.32" calcext:value-type="float">
            <text:p>4.32</text:p>
          </table:table-cell>
          <table:table-cell office:value-type="float" office:value="1214.22712871287" calcext:value-type="float">
            <text:p>1214.22712871287</text:p>
          </table:table-cell>
          <table:table-cell office:value-type="float" office:value="1222.86712871287" calcext:value-type="float">
            <text:p>1222.86712871287</text:p>
          </table:table-cell>
          <table:table-cell office:value-type="float" office:value="0.506584013219353" calcext:value-type="float">
            <text:p>0.506584013219353</text:p>
          </table:table-cell>
          <table:table-cell office:value-type="float" office:value="0.506703637123902" calcext:value-type="float">
            <text:p>0.506703637123902</text:p>
          </table:table-cell>
          <table:table-cell office:value-type="float" office:value="0.21560040358314" calcext:value-type="float">
            <text:p>0.21560040358314</text:p>
          </table:table-cell>
          <table:table-cell office:value-type="float" office:value="0.215632827957268" calcext:value-type="float">
            <text:p>0.215632827957268</text:p>
          </table:table-cell>
          <table:table-cell office:value-type="float" office:value="-160.324318206948" calcext:value-type="float">
            <text:p>-160.324318206948</text:p>
          </table:table-cell>
          <table:table-cell office:value-type="float" office:value="160.324318206948" calcext:value-type="float">
            <text:p>160.324318206948</text:p>
          </table:table-cell>
          <table:table-cell office:value-type="float" office:value="1053.93048828707" calcext:value-type="float">
            <text:p>1053.93048828707</text:p>
          </table:table-cell>
          <table:table-cell office:value-type="float" office:value="1383.19144691982" calcext:value-type="float">
            <text:p>1383.19144691982</text:p>
          </table:table-cell>
          <table:table-cell office:value-type="float" office:value="1300.87620726163" calcext:value-type="float">
            <text:p>1300.87620726163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653.39544554455" calcext:value-type="float">
            <text:p>1653.39544554455</text:p>
          </table:table-cell>
          <table:table-cell office:value-type="float" office:value="1660.11544554455" calcext:value-type="float">
            <text:p>1660.11544554455</text:p>
          </table:table-cell>
          <table:table-cell office:value-type="float" office:value="0.511838349210841" calcext:value-type="float">
            <text:p>0.511838349210841</text:p>
          </table:table-cell>
          <table:table-cell office:value-type="float" office:value="0.511949623318273" calcext:value-type="float">
            <text:p>0.511949623318273</text:p>
          </table:table-cell>
          <table:table-cell office:value-type="float" office:value="0.239121776777884" calcext:value-type="float">
            <text:p>0.239121776777884</text:p>
          </table:table-cell>
          <table:table-cell office:value-type="float" office:value="0.239186491456153" calcext:value-type="float">
            <text:p>0.239186491456153</text:p>
          </table:table-cell>
          <table:table-cell office:value-type="float" office:value="-180.969576066479" calcext:value-type="float">
            <text:p>-180.969576066479</text:p>
          </table:table-cell>
          <table:table-cell office:value-type="float" office:value="180.969576066479" calcext:value-type="float">
            <text:p>180.969576066479</text:p>
          </table:table-cell>
          <table:table-cell office:value-type="float" office:value="1472.48417747638" calcext:value-type="float">
            <text:p>1472.48417747638</text:p>
          </table:table-cell>
          <table:table-cell office:value-type="float" office:value="1841.08502161103" calcext:value-type="float">
            <text:p>1841.08502161103</text:p>
          </table:table-cell>
          <table:table-cell office:value-type="float" office:value="1748.93481057737" calcext:value-type="float">
            <text:p>1748.9348105773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5.46" calcext:value-type="float">
            <text:p>-5.46</text:p>
          </table:table-cell>
          <table:table-cell office:value-type="float" office:value="5.46" calcext:value-type="float">
            <text:p>5.46</text:p>
          </table:table-cell>
          <table:table-cell office:value-type="float" office:value="1843.43227722772" calcext:value-type="float">
            <text:p>1843.43227722772</text:p>
          </table:table-cell>
          <table:table-cell office:value-type="float" office:value="1854.35227722772" calcext:value-type="float">
            <text:p>1854.35227722772</text:p>
          </table:table-cell>
          <table:table-cell office:value-type="float" office:value="0.516079627360332" calcext:value-type="float">
            <text:p>0.516079627360332</text:p>
          </table:table-cell>
          <table:table-cell office:value-type="float" office:value="0.516406592050886" calcext:value-type="float">
            <text:p>0.516406592050886</text:p>
          </table:table-cell>
          <table:table-cell office:value-type="float" office:value="0.248447783813682" calcext:value-type="float">
            <text:p>0.248447783813682</text:p>
          </table:table-cell>
          <table:table-cell office:value-type="float" office:value="0.248514323996321" calcext:value-type="float">
            <text:p>0.248514323996321</text:p>
          </table:table-cell>
          <table:table-cell office:value-type="float" office:value="-189.474744759309" calcext:value-type="float">
            <text:p>-189.474744759309</text:p>
          </table:table-cell>
          <table:table-cell office:value-type="float" office:value="189.474744759309" calcext:value-type="float">
            <text:p>189.474744759309</text:p>
          </table:table-cell>
          <table:table-cell office:value-type="float" office:value="1654.01893365683" calcext:value-type="float">
            <text:p>1654.01893365683</text:p>
          </table:table-cell>
          <table:table-cell office:value-type="float" office:value="2043.82702198703" calcext:value-type="float">
            <text:p>2043.82702198703</text:p>
          </table:table-cell>
          <table:table-cell office:value-type="float" office:value="1946.37499990448" calcext:value-type="float">
            <text:p>1946.37499990448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93.70475247525" calcext:value-type="float">
            <text:p>1993.70475247525</text:p>
          </table:table-cell>
          <table:table-cell office:value-type="float" office:value="2002.54475247525" calcext:value-type="float">
            <text:p>2002.54475247525</text:p>
          </table:table-cell>
          <table:table-cell office:value-type="float" office:value="0.521612629027491" calcext:value-type="float">
            <text:p>0.521612629027491</text:p>
          </table:table-cell>
          <table:table-cell office:value-type="float" office:value="0.522014533630855" calcext:value-type="float">
            <text:p>0.522014533630855</text:p>
          </table:table-cell>
          <table:table-cell office:value-type="float" office:value="0.258314371693867" calcext:value-type="float">
            <text:p>0.258314371693867</text:p>
          </table:table-cell>
          <table:table-cell office:value-type="float" office:value="0.258526076706429" calcext:value-type="float">
            <text:p>0.258526076706429</text:p>
          </table:table-cell>
          <table:table-cell office:value-type="float" office:value="-198.840110935817" calcext:value-type="float">
            <text:p>-198.840110935817</text:p>
          </table:table-cell>
          <table:table-cell office:value-type="float" office:value="198.840110935817" calcext:value-type="float">
            <text:p>198.840110935817</text:p>
          </table:table-cell>
          <table:table-cell office:value-type="float" office:value="1795.06536816607" calcext:value-type="float">
            <text:p>1795.06536816607</text:p>
          </table:table-cell>
          <table:table-cell office:value-type="float" office:value="2201.38486341106" calcext:value-type="float">
            <text:p>2201.38486341106</text:p>
          </table:table-cell>
          <table:table-cell office:value-type="float" office:value="2099.80498959982" calcext:value-type="float">
            <text:p>2099.80498959982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3.72" calcext:value-type="float">
            <text:p>-3.72</text:p>
          </table:table-cell>
          <table:table-cell office:value-type="float" office:value="3.72" calcext:value-type="float">
            <text:p>3.72</text:p>
          </table:table-cell>
          <table:table-cell office:value-type="float" office:value="1936.02435643564" calcext:value-type="float">
            <text:p>1936.02435643564</text:p>
          </table:table-cell>
          <table:table-cell office:value-type="float" office:value="1943.46435643564" calcext:value-type="float">
            <text:p>1943.46435643564</text:p>
          </table:table-cell>
          <table:table-cell office:value-type="float" office:value="0.519210609671934" calcext:value-type="float">
            <text:p>0.519210609671934</text:p>
          </table:table-cell>
          <table:table-cell office:value-type="float" office:value="0.519499709898904" calcext:value-type="float">
            <text:p>0.519499709898904</text:p>
          </table:table-cell>
          <table:table-cell office:value-type="float" office:value="0.253688566633385" calcext:value-type="float">
            <text:p>0.253688566633385</text:p>
          </table:table-cell>
          <table:table-cell office:value-type="float" office:value="0.253851882901954" calcext:value-type="float">
            <text:p>0.253851882901954</text:p>
          </table:table-cell>
          <table:table-cell office:value-type="float" office:value="-194.435802364121" calcext:value-type="float">
            <text:p>-194.435802364121</text:p>
          </table:table-cell>
          <table:table-cell office:value-type="float" office:value="194.435802364121" calcext:value-type="float">
            <text:p>194.435802364121</text:p>
          </table:table-cell>
          <table:table-cell office:value-type="float" office:value="1741.74141419884" calcext:value-type="float">
            <text:p>1741.74141419884</text:p>
          </table:table-cell>
          <table:table-cell office:value-type="float" office:value="2137.90015879976" calcext:value-type="float">
            <text:p>2137.90015879976</text:p>
          </table:table-cell>
          <table:table-cell office:value-type="float" office:value="2038.86047264954" calcext:value-type="float">
            <text:p>2038.86047264954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35.35564356436" calcext:value-type="float">
            <text:p>1535.35564356436</text:p>
          </table:table-cell>
          <table:table-cell office:value-type="float" office:value="1545.35564356436" calcext:value-type="float">
            <text:p>1545.35564356436</text:p>
          </table:table-cell>
          <table:table-cell office:value-type="float" office:value="0.510194209537741" calcext:value-type="float">
            <text:p>0.510194209537741</text:p>
          </table:table-cell>
          <table:table-cell office:value-type="float" office:value="0.510314882145034" calcext:value-type="float">
            <text:p>0.510314882145034</text:p>
          </table:table-cell>
          <table:table-cell office:value-type="float" office:value="0.243359821259543" calcext:value-type="float">
            <text:p>0.243359821259543</text:p>
          </table:table-cell>
          <table:table-cell office:value-type="float" office:value="0.243415341244214" calcext:value-type="float">
            <text:p>0.243415341244214</text:p>
          </table:table-cell>
          <table:table-cell office:value-type="float" office:value="-184.800333103413" calcext:value-type="float">
            <text:p>-184.800333103413</text:p>
          </table:table-cell>
          <table:table-cell office:value-type="float" office:value="184.800333103413" calcext:value-type="float">
            <text:p>184.800333103413</text:p>
          </table:table-cell>
          <table:table-cell office:value-type="float" office:value="1350.60586971637" calcext:value-type="float">
            <text:p>1350.60586971637</text:p>
          </table:table-cell>
          <table:table-cell office:value-type="float" office:value="1730.15597666777" calcext:value-type="float">
            <text:p>1730.15597666777</text:p>
          </table:table-cell>
          <table:table-cell office:value-type="float" office:value="1635.26844992992" calcext:value-type="float">
            <text:p>1635.26844992992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15.9565217391304" calcext:value-type="float">
            <text:p>-15.9565217391304</text:p>
          </table:table-cell>
          <table:table-cell office:value-type="float" office:value="15.9565217391304" calcext:value-type="float">
            <text:p>15.9565217391304</text:p>
          </table:table-cell>
          <table:table-cell office:value-type="float" office:value="972.655874190564" calcext:value-type="float">
            <text:p>972.655874190564</text:p>
          </table:table-cell>
          <table:table-cell office:value-type="float" office:value="1004.56891766883" calcext:value-type="float">
            <text:p>1004.56891766883</text:p>
          </table:table-cell>
          <table:table-cell office:value-type="float" office:value="0.501594497171565" calcext:value-type="float">
            <text:p>0.501594497171565</text:p>
          </table:table-cell>
          <table:table-cell office:value-type="float" office:value="0.502484736564553" calcext:value-type="float">
            <text:p>0.502484736564553</text:p>
          </table:table-cell>
          <table:table-cell office:value-type="float" office:value="0.188078937049764" calcext:value-type="float">
            <text:p>0.188078937049764</text:p>
          </table:table-cell>
          <table:table-cell office:value-type="float" office:value="0.188313645925731" calcext:value-type="float">
            <text:p>0.188313645925731</text:p>
          </table:table-cell>
          <table:table-cell office:value-type="float" office:value="-137.627436291419" calcext:value-type="float">
            <text:p>-137.627436291419</text:p>
          </table:table-cell>
          <table:table-cell office:value-type="float" office:value="137.627436291419" calcext:value-type="float">
            <text:p>137.627436291419</text:p>
          </table:table-cell>
          <table:table-cell office:value-type="float" office:value="835.028437899145" calcext:value-type="float">
            <text:p>835.028437899145</text:p>
          </table:table-cell>
          <table:table-cell office:value-type="float" office:value="1142.00634231106" calcext:value-type="float">
            <text:p>1142.00634231106</text:p>
          </table:table-cell>
          <table:table-cell office:value-type="float" office:value="1065.26186620808" calcext:value-type="float">
            <text:p>1065.26186620808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4.18" calcext:value-type="float">
            <text:p>-4.18</text:p>
          </table:table-cell>
          <table:table-cell office:value-type="float" office:value="4.18" calcext:value-type="float">
            <text:p>4.18</text:p>
          </table:table-cell>
          <table:table-cell office:value-type="float" office:value="1418.37405940594" calcext:value-type="float">
            <text:p>1418.37405940594</text:p>
          </table:table-cell>
          <table:table-cell office:value-type="float" office:value="1426.73405940594" calcext:value-type="float">
            <text:p>1426.73405940594</text:p>
          </table:table-cell>
          <table:table-cell office:value-type="float" office:value="0.508921337765958" calcext:value-type="float">
            <text:p>0.508921337765958</text:p>
          </table:table-cell>
          <table:table-cell office:value-type="float" office:value="0.509007433793596" calcext:value-type="float">
            <text:p>0.509007433793596</text:p>
          </table:table-cell>
          <table:table-cell office:value-type="float" office:value="0.241317002880817" calcext:value-type="float">
            <text:p>0.241317002880817</text:p>
          </table:table-cell>
          <table:table-cell office:value-type="float" office:value="0.241361599112677" calcext:value-type="float">
            <text:p>0.241361599112677</text:p>
          </table:table-cell>
          <table:table-cell office:value-type="float" office:value="-182.934832133679" calcext:value-type="float">
            <text:p>-182.934832133679</text:p>
          </table:table-cell>
          <table:table-cell office:value-type="float" office:value="182.934832133679" calcext:value-type="float">
            <text:p>182.934832133679</text:p>
          </table:table-cell>
          <table:table-cell office:value-type="float" office:value="1235.47962854039" calcext:value-type="float">
            <text:p>1235.47962854039</text:p>
          </table:table-cell>
          <table:table-cell office:value-type="float" office:value="1609.66889153962" calcext:value-type="float">
            <text:p>1609.66889153962</text:p>
          </table:table-cell>
          <table:table-cell office:value-type="float" office:value="1516.12157578981" calcext:value-type="float">
            <text:p>1516.12157578981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.06" calcext:value-type="float">
            <text:p>-9.06</text:p>
          </table:table-cell>
          <table:table-cell office:value-type="float" office:value="9.06" calcext:value-type="float">
            <text:p>9.06</text:p>
          </table:table-cell>
          <table:table-cell office:value-type="float" office:value="1071.98396039604" calcext:value-type="float">
            <text:p>1071.98396039604</text:p>
          </table:table-cell>
          <table:table-cell office:value-type="float" office:value="1090.10396039604" calcext:value-type="float">
            <text:p>1090.10396039604</text:p>
          </table:table-cell>
          <table:table-cell office:value-type="float" office:value="0.50410208930964" calcext:value-type="float">
            <text:p>0.50410208930964</text:p>
          </table:table-cell>
          <table:table-cell office:value-type="float" office:value="0.504481984583752" calcext:value-type="float">
            <text:p>0.504481984583752</text:p>
          </table:table-cell>
          <table:table-cell office:value-type="float" office:value="0.246603905528138" calcext:value-type="float">
            <text:p>0.246603905528138</text:p>
          </table:table-cell>
          <table:table-cell office:value-type="float" office:value="0.246790354129774" calcext:value-type="float">
            <text:p>0.246790354129774</text:p>
          </table:table-cell>
          <table:table-cell office:value-type="float" office:value="-187.887381570721" calcext:value-type="float">
            <text:p>-187.887381570721</text:p>
          </table:table-cell>
          <table:table-cell office:value-type="float" office:value="187.887381570721" calcext:value-type="float">
            <text:p>187.887381570721</text:p>
          </table:table-cell>
          <table:table-cell office:value-type="float" office:value="884.267824202162" calcext:value-type="float">
            <text:p>884.267824202162</text:p>
          </table:table-cell>
          <table:table-cell office:value-type="float" office:value="1277.99134196676" calcext:value-type="float">
            <text:p>1277.99134196676</text:p>
          </table:table-cell>
          <table:table-cell office:value-type="float" office:value="1179.56046252561" calcext:value-type="float">
            <text:p>1179.56046252561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572.8497029703" calcext:value-type="float">
            <text:p>1572.8497029703</text:p>
          </table:table-cell>
          <table:table-cell office:value-type="float" office:value="1581.5297029703" calcext:value-type="float">
            <text:p>1581.5297029703</text:p>
          </table:table-cell>
          <table:table-cell office:value-type="float" office:value="0.510661634627769" calcext:value-type="float">
            <text:p>0.510661634627769</text:p>
          </table:table-cell>
          <table:table-cell office:value-type="float" office:value="0.510776153578904" calcext:value-type="float">
            <text:p>0.510776153578904</text:p>
          </table:table-cell>
          <table:table-cell office:value-type="float" office:value="0.233939783462754" calcext:value-type="float">
            <text:p>0.233939783462754</text:p>
          </table:table-cell>
          <table:table-cell office:value-type="float" office:value="0.233992622908629" calcext:value-type="float">
            <text:p>0.233992622908629</text:p>
          </table:table-cell>
          <table:table-cell office:value-type="float" office:value="-176.319205626002" calcext:value-type="float">
            <text:p>-176.319205626002</text:p>
          </table:table-cell>
          <table:table-cell office:value-type="float" office:value="176.319205626002" calcext:value-type="float">
            <text:p>176.319205626002</text:p>
          </table:table-cell>
          <table:table-cell office:value-type="float" office:value="1396.5775072828" calcext:value-type="float">
            <text:p>1396.5775072828</text:p>
          </table:table-cell>
          <table:table-cell office:value-type="float" office:value="1757.8489085963" calcext:value-type="float">
            <text:p>1757.8489085963</text:p>
          </table:table-cell>
          <table:table-cell office:value-type="float" office:value="1667.53105826792" calcext:value-type="float">
            <text:p>1667.53105826792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2.84" calcext:value-type="float">
            <text:p>-2.84</text:p>
          </table:table-cell>
          <table:table-cell office:value-type="float" office:value="2.84" calcext:value-type="float">
            <text:p>2.84</text:p>
          </table:table-cell>
          <table:table-cell office:value-type="float" office:value="1079.6" calcext:value-type="float">
            <text:p>1079.6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0.504264391760211" calcext:value-type="float">
            <text:p>0.504264391760211</text:p>
          </table:table-cell>
          <table:table-cell office:value-type="float" office:value="0.504382942687495" calcext:value-type="float">
            <text:p>0.504382942687495</text:p>
          </table:table-cell>
          <table:table-cell office:value-type="float" office:value="0.220267864624105" calcext:value-type="float">
            <text:p>0.220267864624105</text:p>
          </table:table-cell>
          <table:table-cell office:value-type="float" office:value="0.220333431606257" calcext:value-type="float">
            <text:p>0.220333431606257</text:p>
          </table:table-cell>
          <table:table-cell office:value-type="float" office:value="-164.35720716485" calcext:value-type="float">
            <text:p>-164.35720716485</text:p>
          </table:table-cell>
          <table:table-cell office:value-type="float" office:value="164.35720716485" calcext:value-type="float">
            <text:p>164.35720716485</text:p>
          </table:table-cell>
          <table:table-cell office:value-type="float" office:value="915.299328725166" calcext:value-type="float">
            <text:p>915.299328725166</text:p>
          </table:table-cell>
          <table:table-cell office:value-type="float" office:value="1249.63720716485" calcext:value-type="float">
            <text:p>1249.63720716485</text:p>
          </table:table-cell>
          <table:table-cell office:value-type="float" office:value="1166.05273755493" calcext:value-type="float">
            <text:p>1166.05273755493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5.74257425743" calcext:value-type="float">
            <text:p>1705.74257425743</text:p>
          </table:table-cell>
          <table:table-cell office:value-type="float" office:value="1714.90257425743" calcext:value-type="float">
            <text:p>1714.90257425743</text:p>
          </table:table-cell>
          <table:table-cell office:value-type="float" office:value="0.51276915241634" calcext:value-type="float">
            <text:p>0.51276915241634</text:p>
          </table:table-cell>
          <table:table-cell office:value-type="float" office:value="0.512948163639899" calcext:value-type="float">
            <text:p>0.512948163639899</text:p>
          </table:table-cell>
          <table:table-cell office:value-type="float" office:value="0.203102607093632" calcext:value-type="float">
            <text:p>0.203102607093632</text:p>
          </table:table-cell>
          <table:table-cell office:value-type="float" office:value="0.203107160887915" calcext:value-type="float">
            <text:p>0.203107160887915</text:p>
          </table:table-cell>
          <table:table-cell office:value-type="float" office:value="-149.768719321285" calcext:value-type="float">
            <text:p>-149.768719321285</text:p>
          </table:table-cell>
          <table:table-cell office:value-type="float" office:value="149.768719321285" calcext:value-type="float">
            <text:p>149.768719321285</text:p>
          </table:table-cell>
          <table:table-cell office:value-type="float" office:value="1555.97764454635" calcext:value-type="float">
            <text:p>1555.97764454635</text:p>
          </table:table-cell>
          <table:table-cell office:value-type="float" office:value="1864.67129357871" calcext:value-type="float">
            <text:p>1864.67129357871</text:p>
          </table:table-cell>
          <table:table-cell office:value-type="float" office:value="1787.49788132062" calcext:value-type="float">
            <text:p>1787.49788132062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710.19326732673" calcext:value-type="float">
            <text:p>1710.19326732673</text:p>
          </table:table-cell>
          <table:table-cell office:value-type="float" office:value="1718.59326732673" calcext:value-type="float">
            <text:p>1718.59326732673</text:p>
          </table:table-cell>
          <table:table-cell office:value-type="float" office:value="0.5128554908592" calcext:value-type="float">
            <text:p>0.5128554908592</text:p>
          </table:table-cell>
          <table:table-cell office:value-type="float" office:value="0.513021751722165" calcext:value-type="float">
            <text:p>0.513021751722165</text:p>
          </table:table-cell>
          <table:table-cell office:value-type="float" office:value="0.216127921351438" calcext:value-type="float">
            <text:p>0.216127921351438</text:p>
          </table:table-cell>
          <table:table-cell office:value-type="float" office:value="0.216159715095408" calcext:value-type="float">
            <text:p>0.216159715095408</text:p>
          </table:table-cell>
          <table:table-cell office:value-type="float" office:value="-160.77434146611" calcext:value-type="float">
            <text:p>-160.77434146611</text:p>
          </table:table-cell>
          <table:table-cell office:value-type="float" office:value="160.77434146611" calcext:value-type="float">
            <text:p>160.77434146611</text:p>
          </table:table-cell>
          <table:table-cell office:value-type="float" office:value="1549.4460957188" calcext:value-type="float">
            <text:p>1549.4460957188</text:p>
          </table:table-cell>
          <table:table-cell office:value-type="float" office:value="1879.36760879284" calcext:value-type="float">
            <text:p>1879.36760879284</text:p>
          </table:table-cell>
          <table:table-cell office:value-type="float" office:value="1796.88723052433" calcext:value-type="float">
            <text:p>1796.88723052433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3.58" calcext:value-type="float">
            <text:p>-3.58</text:p>
          </table:table-cell>
          <table:table-cell office:value-type="float" office:value="3.58" calcext:value-type="float">
            <text:p>3.58</text:p>
          </table:table-cell>
          <table:table-cell office:value-type="float" office:value="1751.22653465347" calcext:value-type="float">
            <text:p>1751.22653465347</text:p>
          </table:table-cell>
          <table:table-cell office:value-type="float" office:value="1758.38653465347" calcext:value-type="float">
            <text:p>1758.38653465347</text:p>
          </table:table-cell>
          <table:table-cell office:value-type="float" office:value="0.513710768282918" calcext:value-type="float">
            <text:p>0.513710768282918</text:p>
          </table:table-cell>
          <table:table-cell office:value-type="float" office:value="0.513871577153365" calcext:value-type="float">
            <text:p>0.513871577153365</text:p>
          </table:table-cell>
          <table:table-cell office:value-type="float" office:value="0.270666097597156" calcext:value-type="float">
            <text:p>0.270666097597156</text:p>
          </table:table-cell>
          <table:table-cell office:value-type="float" office:value="0.270745585139697" calcext:value-type="float">
            <text:p>0.270745585139697</text:p>
          </table:table-cell>
          <table:table-cell office:value-type="float" office:value="-210.637335165647" calcext:value-type="float">
            <text:p>-210.637335165647</text:p>
          </table:table-cell>
          <table:table-cell office:value-type="float" office:value="210.637335165647" calcext:value-type="float">
            <text:p>210.637335165647</text:p>
          </table:table-cell>
          <table:table-cell office:value-type="float" office:value="1540.66733738777" calcext:value-type="float">
            <text:p>1540.66733738777</text:p>
          </table:table-cell>
          <table:table-cell office:value-type="float" office:value="1969.02386981911" calcext:value-type="float">
            <text:p>1969.02386981911</text:p>
          </table:table-cell>
          <table:table-cell office:value-type="float" office:value="1861.93473671128" calcext:value-type="float">
            <text:p>1861.93473671128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.24" calcext:value-type="float">
            <text:p>-5.24</text:p>
          </table:table-cell>
          <table:table-cell office:value-type="float" office:value="5.24" calcext:value-type="float">
            <text:p>5.24</text:p>
          </table:table-cell>
          <table:table-cell office:value-type="float" office:value="1494.02514851485" calcext:value-type="float">
            <text:p>1494.02514851485</text:p>
          </table:table-cell>
          <table:table-cell office:value-type="float" office:value="1504.50514851485" calcext:value-type="float">
            <text:p>1504.50514851485</text:p>
          </table:table-cell>
          <table:table-cell office:value-type="float" office:value="0.509720669381745" calcext:value-type="float">
            <text:p>0.509720669381745</text:p>
          </table:table-cell>
          <table:table-cell office:value-type="float" office:value="0.509837344901352" calcext:value-type="float">
            <text:p>0.509837344901352</text:p>
          </table:table-cell>
          <table:table-cell office:value-type="float" office:value="0.255045525324621" calcext:value-type="float">
            <text:p>0.255045525324621</text:p>
          </table:table-cell>
          <table:table-cell office:value-type="float" office:value="0.255103453696636" calcext:value-type="float">
            <text:p>0.255103453696636</text:p>
          </table:table-cell>
          <table:table-cell office:value-type="float" office:value="-195.609518479073" calcext:value-type="float">
            <text:p>-195.609518479073</text:p>
          </table:table-cell>
          <table:table-cell office:value-type="float" office:value="195.609518479073" calcext:value-type="float">
            <text:p>195.609518479073</text:p>
          </table:table-cell>
          <table:table-cell office:value-type="float" office:value="1298.4700441806" calcext:value-type="float">
            <text:p>1298.4700441806</text:p>
          </table:table-cell>
          <table:table-cell office:value-type="float" office:value="1700.11466699392" calcext:value-type="float">
            <text:p>1700.11466699392</text:p>
          </table:table-cell>
          <table:table-cell office:value-type="float" office:value="1599.70351129059" calcext:value-type="float">
            <text:p>1599.70351129059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08.57544554455" calcext:value-type="float">
            <text:p>1708.57544554455</text:p>
          </table:table-cell>
          <table:table-cell office:value-type="float" office:value="1718.69544554455" calcext:value-type="float">
            <text:p>1718.69544554455</text:p>
          </table:table-cell>
          <table:table-cell office:value-type="float" office:value="0.512823967929434" calcext:value-type="float">
            <text:p>0.512823967929434</text:p>
          </table:table-cell>
          <table:table-cell office:value-type="float" office:value="0.513023801150153" calcext:value-type="float">
            <text:p>0.513023801150153</text:p>
          </table:table-cell>
          <table:table-cell office:value-type="float" office:value="0.248646395009367" calcext:value-type="float">
            <text:p>0.248646395009367</text:p>
          </table:table-cell>
          <table:table-cell office:value-type="float" office:value="0.248735794081794" calcext:value-type="float">
            <text:p>0.248735794081794</text:p>
          </table:table-cell>
          <table:table-cell office:value-type="float" office:value="-189.679188140895" calcext:value-type="float">
            <text:p>-189.679188140895</text:p>
          </table:table-cell>
          <table:table-cell office:value-type="float" office:value="189.679188140895" calcext:value-type="float">
            <text:p>189.679188140895</text:p>
          </table:table-cell>
          <table:table-cell office:value-type="float" office:value="1518.97879784238" calcext:value-type="float">
            <text:p>1518.97879784238</text:p>
          </table:table-cell>
          <table:table-cell office:value-type="float" office:value="1908.37463368545" calcext:value-type="float">
            <text:p>1908.37463368545</text:p>
          </table:table-cell>
          <table:table-cell office:value-type="float" office:value="1811.02567472468" calcext:value-type="float">
            <text:p>1811.02567472468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4.96" calcext:value-type="float">
            <text:p>-4.96</text:p>
          </table:table-cell>
          <table:table-cell office:value-type="float" office:value="4.96" calcext:value-type="float">
            <text:p>4.96</text:p>
          </table:table-cell>
          <table:table-cell office:value-type="float" office:value="1514.82118811881" calcext:value-type="float">
            <text:p>1514.82118811881</text:p>
          </table:table-cell>
          <table:table-cell office:value-type="float" office:value="1524.74118811881" calcext:value-type="float">
            <text:p>1524.74118811881</text:p>
          </table:table-cell>
          <table:table-cell office:value-type="float" office:value="0.509954301961803" calcext:value-type="float">
            <text:p>0.509954301961803</text:p>
          </table:table-cell>
          <table:table-cell office:value-type="float" office:value="0.510068947372953" calcext:value-type="float">
            <text:p>0.510068947372953</text:p>
          </table:table-cell>
          <table:table-cell office:value-type="float" office:value="0.231825225605909" calcext:value-type="float">
            <text:p>0.231825225605909</text:p>
          </table:table-cell>
          <table:table-cell office:value-type="float" office:value="0.231878575948554" calcext:value-type="float">
            <text:p>0.231878575948554</text:p>
          </table:table-cell>
          <table:table-cell office:value-type="float" office:value="-174.443006807105" calcext:value-type="float">
            <text:p>-174.443006807105</text:p>
          </table:table-cell>
          <table:table-cell office:value-type="float" office:value="174.443006807105" calcext:value-type="float">
            <text:p>174.443006807105</text:p>
          </table:table-cell>
          <table:table-cell office:value-type="float" office:value="1340.42540757552" calcext:value-type="float">
            <text:p>1340.42540757552</text:p>
          </table:table-cell>
          <table:table-cell office:value-type="float" office:value="1699.18419492592" calcext:value-type="float">
            <text:p>1699.18419492592</text:p>
          </table:table-cell>
          <table:table-cell office:value-type="float" office:value="1609.49449808832" calcext:value-type="float">
            <text:p>1609.4944980883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1069.18059405941" calcext:value-type="float">
            <text:p>1069.18059405941</text:p>
          </table:table-cell>
          <table:table-cell office:value-type="float" office:value="1075.46059405941" calcext:value-type="float">
            <text:p>1075.46059405941</text:p>
          </table:table-cell>
          <table:table-cell office:value-type="float" office:value="0.504041367734946" calcext:value-type="float">
            <text:p>0.504041367734946</text:p>
          </table:table-cell>
          <table:table-cell office:value-type="float" office:value="0.504176658360845" calcext:value-type="float">
            <text:p>0.504176658360845</text:p>
          </table:table-cell>
          <table:table-cell office:value-type="float" office:value="0.228171697819337" calcext:value-type="float">
            <text:p>0.228171697819337</text:p>
          </table:table-cell>
          <table:table-cell office:value-type="float" office:value="0.228243615467841" calcext:value-type="float">
            <text:p>0.228243615467841</text:p>
          </table:table-cell>
          <table:table-cell office:value-type="float" office:value="-171.23877193252" calcext:value-type="float">
            <text:p>-171.23877193252</text:p>
          </table:table-cell>
          <table:table-cell office:value-type="float" office:value="171.23877193252" calcext:value-type="float">
            <text:p>171.23877193252</text:p>
          </table:table-cell>
          <table:table-cell office:value-type="float" office:value="898.0049450823" calcext:value-type="float">
            <text:p>898.0049450823</text:p>
          </table:table-cell>
          <table:table-cell office:value-type="float" office:value="1246.69936599193" calcext:value-type="float">
            <text:p>1246.69936599193</text:p>
          </table:table-cell>
          <table:table-cell office:value-type="float" office:value="1159.52576076452" calcext:value-type="float">
            <text:p>1159.52576076452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505.7304950495" calcext:value-type="float">
            <text:p>1505.7304950495</text:p>
          </table:table-cell>
          <table:table-cell office:value-type="float" office:value="1516.05049504951" calcext:value-type="float">
            <text:p>1516.05049504951</text:p>
          </table:table-cell>
          <table:table-cell office:value-type="float" office:value="0.509851123369594" calcext:value-type="float">
            <text:p>0.509851123369594</text:p>
          </table:table-cell>
          <table:table-cell office:value-type="float" office:value="0.509968388983562" calcext:value-type="float">
            <text:p>0.509968388983562</text:p>
          </table:table-cell>
          <table:table-cell office:value-type="float" office:value="0.286233617384012" calcext:value-type="float">
            <text:p>0.286233617384012</text:p>
          </table:table-cell>
          <table:table-cell office:value-type="float" office:value="0.286302948106655" calcext:value-type="float">
            <text:p>0.286302948106655</text:p>
          </table:table-cell>
          <table:table-cell office:value-type="float" office:value="-226.316549273953" calcext:value-type="float">
            <text:p>-226.316549273953</text:p>
          </table:table-cell>
          <table:table-cell office:value-type="float" office:value="226.316549273953" calcext:value-type="float">
            <text:p>226.316549273953</text:p>
          </table:table-cell>
          <table:table-cell office:value-type="float" office:value="1279.48561460321" calcext:value-type="float">
            <text:p>1279.48561460321</text:p>
          </table:table-cell>
          <table:table-cell office:value-type="float" office:value="1742.36704432346" calcext:value-type="float">
            <text:p>1742.36704432346</text:p>
          </table:table-cell>
          <table:table-cell office:value-type="float" office:value="1626.6466868934" calcext:value-type="float">
            <text:p>1626.6466868934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19.1666666666667" calcext:value-type="float">
            <text:p>-19.1666666666667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183.69230769231" calcext:value-type="float">
            <text:p>1183.69230769231</text:p>
          </table:table-cell>
          <table:table-cell office:value-type="float" office:value="1222.02564102564" calcext:value-type="float">
            <text:p>1222.02564102564</text:p>
          </table:table-cell>
          <table:table-cell office:value-type="float" office:value="0.506137166572404" calcext:value-type="float">
            <text:p>0.506137166572404</text:p>
          </table:table-cell>
          <table:table-cell office:value-type="float" office:value="0.506692110092033" calcext:value-type="float">
            <text:p>0.506692110092033</text:p>
          </table:table-cell>
          <table:table-cell office:value-type="float" office:value="0.167543404748439" calcext:value-type="float">
            <text:p>0.167543404748439</text:p>
          </table:table-cell>
          <table:table-cell office:value-type="float" office:value="0.1676226823941" calcext:value-type="float">
            <text:p>0.1676226823941</text:p>
          </table:table-cell>
          <table:table-cell office:value-type="float" office:value="-121.15988190035" calcext:value-type="float">
            <text:p>-121.15988190035</text:p>
          </table:table-cell>
          <table:table-cell office:value-type="float" office:value="121.15988190035" calcext:value-type="float">
            <text:p>121.15988190035</text:p>
          </table:table-cell>
          <table:table-cell office:value-type="float" office:value="1062.59448505049" calcext:value-type="float">
            <text:p>1062.59448505049</text:p>
          </table:table-cell>
          <table:table-cell office:value-type="float" office:value="1343.18552292599" calcext:value-type="float">
            <text:p>1343.18552292599</text:p>
          </table:table-cell>
          <table:table-cell office:value-type="float" office:value="1273.03776345712" calcext:value-type="float">
            <text:p>1273.0377634571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595.44198019802" calcext:value-type="float">
            <text:p>1595.44198019802</text:p>
          </table:table-cell>
          <table:table-cell office:value-type="float" office:value="1602.56198019802" calcext:value-type="float">
            <text:p>1602.56198019802</text:p>
          </table:table-cell>
          <table:table-cell office:value-type="float" office:value="0.510965285228823" calcext:value-type="float">
            <text:p>0.510965285228823</text:p>
          </table:table-cell>
          <table:table-cell office:value-type="float" office:value="0.511064887017582" calcext:value-type="float">
            <text:p>0.511064887017582</text:p>
          </table:table-cell>
          <table:table-cell office:value-type="float" office:value="0.239334412383017" calcext:value-type="float">
            <text:p>0.239334412383017</text:p>
          </table:table-cell>
          <table:table-cell office:value-type="float" office:value="0.239386266472165" calcext:value-type="float">
            <text:p>0.239386266472165</text:p>
          </table:table-cell>
          <table:table-cell office:value-type="float" office:value="-181.14963267556" calcext:value-type="float">
            <text:p>-181.14963267556</text:p>
          </table:table-cell>
          <table:table-cell office:value-type="float" office:value="181.14963267556" calcext:value-type="float">
            <text:p>181.14963267556</text:p>
          </table:table-cell>
          <table:table-cell office:value-type="float" office:value="1414.33909203786" calcext:value-type="float">
            <text:p>1414.33909203786</text:p>
          </table:table-cell>
          <table:table-cell office:value-type="float" office:value="1783.71161287358" calcext:value-type="float">
            <text:p>1783.71161287358</text:p>
          </table:table-cell>
          <table:table-cell office:value-type="float" office:value="1691.36848266465" calcext:value-type="float">
            <text:p>1691.3684826646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3.54" calcext:value-type="float">
            <text:p>-3.54</text:p>
          </table:table-cell>
          <table:table-cell office:value-type="float" office:value="3.54" calcext:value-type="float">
            <text:p>3.54</text:p>
          </table:table-cell>
          <table:table-cell office:value-type="float" office:value="1663.96316831683" calcext:value-type="float">
            <text:p>1663.96316831683</text:p>
          </table:table-cell>
          <table:table-cell office:value-type="float" office:value="1671.04316831683" calcext:value-type="float">
            <text:p>1671.04316831683</text:p>
          </table:table-cell>
          <table:table-cell office:value-type="float" office:value="0.512014369042695" calcext:value-type="float">
            <text:p>0.512014369042695</text:p>
          </table:table-cell>
          <table:table-cell office:value-type="float" office:value="0.512135515033849" calcext:value-type="float">
            <text:p>0.512135515033849</text:p>
          </table:table-cell>
          <table:table-cell office:value-type="float" office:value="0.254819437643145" calcext:value-type="float">
            <text:p>0.254819437643145</text:p>
          </table:table-cell>
          <table:table-cell office:value-type="float" office:value="0.254894569411343" calcext:value-type="float">
            <text:p>0.254894569411343</text:p>
          </table:table-cell>
          <table:table-cell office:value-type="float" office:value="-195.413346997475" calcext:value-type="float">
            <text:p>-195.413346997475</text:p>
          </table:table-cell>
          <table:table-cell office:value-type="float" office:value="195.413346997475" calcext:value-type="float">
            <text:p>195.413346997475</text:p>
          </table:table-cell>
          <table:table-cell office:value-type="float" office:value="1468.62035291939" calcext:value-type="float">
            <text:p>1468.62035291939</text:p>
          </table:table-cell>
          <table:table-cell office:value-type="float" office:value="1866.45651531431" calcext:value-type="float">
            <text:p>1866.45651531431</text:p>
          </table:table-cell>
          <table:table-cell office:value-type="float" office:value="1766.99747471558" calcext:value-type="float">
            <text:p>1766.99747471558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4.72" calcext:value-type="float">
            <text:p>-4.72</text:p>
          </table:table-cell>
          <table:table-cell office:value-type="float" office:value="4.72" calcext:value-type="float">
            <text:p>4.72</text:p>
          </table:table-cell>
          <table:table-cell office:value-type="float" office:value="2000.94217821782" calcext:value-type="float">
            <text:p>2000.94217821782</text:p>
          </table:table-cell>
          <table:table-cell office:value-type="float" office:value="2010.38217821782" calcext:value-type="float">
            <text:p>2010.38217821782</text:p>
          </table:table-cell>
          <table:table-cell office:value-type="float" office:value="0.521940982230173" calcext:value-type="float">
            <text:p>0.521940982230173</text:p>
          </table:table-cell>
          <table:table-cell office:value-type="float" office:value="0.522378690488238" calcext:value-type="float">
            <text:p>0.522378690488238</text:p>
          </table:table-cell>
          <table:table-cell office:value-type="float" office:value="0.245613133327056" calcext:value-type="float">
            <text:p>0.245613133327056</text:p>
          </table:table-cell>
          <table:table-cell office:value-type="float" office:value="0.245804150746694" calcext:value-type="float">
            <text:p>0.245804150746694</text:p>
          </table:table-cell>
          <table:table-cell office:value-type="float" office:value="-186.982536548695" calcext:value-type="float">
            <text:p>-186.982536548695</text:p>
          </table:table-cell>
          <table:table-cell office:value-type="float" office:value="186.982536548695" calcext:value-type="float">
            <text:p>186.982536548695</text:p>
          </table:table-cell>
          <table:table-cell office:value-type="float" office:value="1814.13463299244" calcext:value-type="float">
            <text:p>1814.13463299244</text:p>
          </table:table-cell>
          <table:table-cell office:value-type="float" office:value="2197.36471476652" calcext:value-type="float">
            <text:p>2197.36471476652</text:p>
          </table:table-cell>
          <table:table-cell office:value-type="float" office:value="2101.557194323" calcext:value-type="float">
            <text:p>2101.557194323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41.87702970297" calcext:value-type="float">
            <text:p>1741.87702970297</text:p>
          </table:table-cell>
          <table:table-cell office:value-type="float" office:value="1751.99702970297" calcext:value-type="float">
            <text:p>1751.99702970297</text:p>
          </table:table-cell>
          <table:table-cell office:value-type="float" office:value="0.513506123941332" calcext:value-type="float">
            <text:p>0.513506123941332</text:p>
          </table:table-cell>
          <table:table-cell office:value-type="float" office:value="0.513727901125091" calcext:value-type="float">
            <text:p>0.513727901125091</text:p>
          </table:table-cell>
          <table:table-cell office:value-type="float" office:value="0.270564942258135" calcext:value-type="float">
            <text:p>0.270564942258135</text:p>
          </table:table-cell>
          <table:table-cell office:value-type="float" office:value="0.270674566330985" calcext:value-type="float">
            <text:p>0.270674566330985</text:p>
          </table:table-cell>
          <table:table-cell office:value-type="float" office:value="-210.567521300803" calcext:value-type="float">
            <text:p>-210.567521300803</text:p>
          </table:table-cell>
          <table:table-cell office:value-type="float" office:value="210.567521300803" calcext:value-type="float">
            <text:p>210.567521300803</text:p>
          </table:table-cell>
          <table:table-cell office:value-type="float" office:value="1531.41724272624" calcext:value-type="float">
            <text:p>1531.41724272624</text:p>
          </table:table-cell>
          <table:table-cell office:value-type="float" office:value="1962.56455100377" calcext:value-type="float">
            <text:p>1962.56455100377</text:p>
          </table:table-cell>
          <table:table-cell office:value-type="float" office:value="1854.77772393439" calcext:value-type="float">
            <text:p>1854.77772393439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1878.94772277228" calcext:value-type="float">
            <text:p>1878.94772277228</text:p>
          </table:table-cell>
          <table:table-cell office:value-type="float" office:value="1887.14772277228" calcext:value-type="float">
            <text:p>1887.14772277228</text:p>
          </table:table-cell>
          <table:table-cell office:value-type="float" office:value="0.517182774530036" calcext:value-type="float">
            <text:p>0.517182774530036</text:p>
          </table:table-cell>
          <table:table-cell office:value-type="float" office:value="0.517454181947835" calcext:value-type="float">
            <text:p>0.517454181947835</text:p>
          </table:table-cell>
          <table:table-cell office:value-type="float" office:value="0.202207501425289" calcext:value-type="float">
            <text:p>0.202207501425289</text:p>
          </table:table-cell>
          <table:table-cell office:value-type="float" office:value="0.202292018647498" calcext:value-type="float">
            <text:p>0.202292018647498</text:p>
          </table:table-cell>
          <table:table-cell office:value-type="float" office:value="-149.090901944244" calcext:value-type="float">
            <text:p>-149.090901944244</text:p>
          </table:table-cell>
          <table:table-cell office:value-type="float" office:value="149.090901944244" calcext:value-type="float">
            <text:p>149.090901944244</text:p>
          </table:table-cell>
          <table:table-cell office:value-type="float" office:value="1729.92703839871" calcext:value-type="float">
            <text:p>1729.92703839871</text:p>
          </table:table-cell>
          <table:table-cell office:value-type="float" office:value="2036.23862471652" calcext:value-type="float">
            <text:p>2036.23862471652</text:p>
          </table:table-cell>
          <table:table-cell office:value-type="float" office:value="1959.66072813707" calcext:value-type="float">
            <text:p>1959.66072813707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3.52" calcext:value-type="float">
            <text:p>-3.52</text:p>
          </table:table-cell>
          <table:table-cell office:value-type="float" office:value="3.52" calcext:value-type="float">
            <text:p>3.52</text:p>
          </table:table-cell>
          <table:table-cell office:value-type="float" office:value="1302.20574257426" calcext:value-type="float">
            <text:p>1302.20574257426</text:p>
          </table:table-cell>
          <table:table-cell office:value-type="float" office:value="1309.24574257426" calcext:value-type="float">
            <text:p>1309.24574257426</text:p>
          </table:table-cell>
          <table:table-cell office:value-type="float" office:value="0.507689349814649" calcext:value-type="float">
            <text:p>0.507689349814649</text:p>
          </table:table-cell>
          <table:table-cell office:value-type="float" office:value="0.507768931107486" calcext:value-type="float">
            <text:p>0.507768931107486</text:p>
          </table:table-cell>
          <table:table-cell office:value-type="float" office:value="0.264444427413841" calcext:value-type="float">
            <text:p>0.264444427413841</text:p>
          </table:table-cell>
          <table:table-cell office:value-type="float" office:value="0.26447514300055" calcext:value-type="float">
            <text:p>0.26447514300055</text:p>
          </table:table-cell>
          <table:table-cell office:value-type="float" office:value="-204.530648024104" calcext:value-type="float">
            <text:p>-204.530648024104</text:p>
          </table:table-cell>
          <table:table-cell office:value-type="float" office:value="204.530648024104" calcext:value-type="float">
            <text:p>204.530648024104</text:p>
          </table:table-cell>
          <table:table-cell office:value-type="float" office:value="1097.70472808146" calcext:value-type="float">
            <text:p>1097.70472808146</text:p>
          </table:table-cell>
          <table:table-cell office:value-type="float" office:value="1513.77639059836" calcext:value-type="float">
            <text:p>1513.77639059836</text:p>
          </table:table-cell>
          <table:table-cell office:value-type="float" office:value="1409.75847496914" calcext:value-type="float">
            <text:p>1409.75847496914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389.62574257426" calcext:value-type="float">
            <text:p>1389.62574257426</text:p>
          </table:table-cell>
          <table:table-cell office:value-type="float" office:value="1402.18574257426" calcext:value-type="float">
            <text:p>1402.18574257426</text:p>
          </table:table-cell>
          <table:table-cell office:value-type="float" office:value="0.508625774041874" calcext:value-type="float">
            <text:p>0.508625774041874</text:p>
          </table:table-cell>
          <table:table-cell office:value-type="float" office:value="0.508754976069431" calcext:value-type="float">
            <text:p>0.508754976069431</text:p>
          </table:table-cell>
          <table:table-cell office:value-type="float" office:value="0.241383074963022" calcext:value-type="float">
            <text:p>0.241383074963022</text:p>
          </table:table-cell>
          <table:table-cell office:value-type="float" office:value="0.241446712628349" calcext:value-type="float">
            <text:p>0.241446712628349</text:p>
          </table:table-cell>
          <table:table-cell office:value-type="float" office:value="-183.011952001793" calcext:value-type="float">
            <text:p>-183.011952001793</text:p>
          </table:table-cell>
          <table:table-cell office:value-type="float" office:value="183.011952001793" calcext:value-type="float">
            <text:p>183.011952001793</text:p>
          </table:table-cell>
          <table:table-cell office:value-type="float" office:value="1206.67145310724" calcext:value-type="float">
            <text:p>1206.67145310724</text:p>
          </table:table-cell>
          <table:table-cell office:value-type="float" office:value="1585.19769457605" calcext:value-type="float">
            <text:p>1585.19769457605</text:p>
          </table:table-cell>
          <table:table-cell office:value-type="float" office:value="1490.56613420885" calcext:value-type="float">
            <text:p>1490.56613420885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3.12" calcext:value-type="float">
            <text:p>-3.12</text:p>
          </table:table-cell>
          <table:table-cell office:value-type="float" office:value="3.12" calcext:value-type="float">
            <text:p>3.12</text:p>
          </table:table-cell>
          <table:table-cell office:value-type="float" office:value="1246.12673267327" calcext:value-type="float">
            <text:p>1246.12673267327</text:p>
          </table:table-cell>
          <table:table-cell office:value-type="float" office:value="1252.36673267327" calcext:value-type="float">
            <text:p>1252.36673267327</text:p>
          </table:table-cell>
          <table:table-cell office:value-type="float" office:value="0.507012292323404" calcext:value-type="float">
            <text:p>0.507012292323404</text:p>
          </table:table-cell>
          <table:table-cell office:value-type="float" office:value="0.507092012725229" calcext:value-type="float">
            <text:p>0.507092012725229</text:p>
          </table:table-cell>
          <table:table-cell office:value-type="float" office:value="0.226157899242568" calcext:value-type="float">
            <text:p>0.226157899242568</text:p>
          </table:table-cell>
          <table:table-cell office:value-type="float" office:value="0.226183528652453" calcext:value-type="float">
            <text:p>0.226183528652453</text:p>
          </table:table-cell>
          <table:table-cell office:value-type="float" office:value="-169.434729820715" calcext:value-type="float">
            <text:p>-169.434729820715</text:p>
          </table:table-cell>
          <table:table-cell office:value-type="float" office:value="169.434729820715" calcext:value-type="float">
            <text:p>169.434729820715</text:p>
          </table:table-cell>
          <table:table-cell office:value-type="float" office:value="1076.714393378" calcext:value-type="float">
            <text:p>1076.714393378</text:p>
          </table:table-cell>
          <table:table-cell office:value-type="float" office:value="1421.80146249398" calcext:value-type="float">
            <text:p>1421.80146249398</text:p>
          </table:table-cell>
          <table:table-cell office:value-type="float" office:value="1335.52969521499" calcext:value-type="float">
            <text:p>1335.52969521499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2255.33366336634" calcext:value-type="float">
            <text:p>2255.33366336634</text:p>
          </table:table-cell>
          <table:table-cell office:value-type="float" office:value="2266.13366336634" calcext:value-type="float">
            <text:p>2266.13366336634</text:p>
          </table:table-cell>
          <table:table-cell office:value-type="float" office:value="0.538014779713499" calcext:value-type="float">
            <text:p>0.538014779713499</text:p>
          </table:table-cell>
          <table:table-cell office:value-type="float" office:value="0.538918402627899" calcext:value-type="float">
            <text:p>0.538918402627899</text:p>
          </table:table-cell>
          <table:table-cell office:value-type="float" office:value="0.264285568846228" calcext:value-type="float">
            <text:p>0.264285568846228</text:p>
          </table:table-cell>
          <table:table-cell office:value-type="float" office:value="0.26477978716827" calcext:value-type="float">
            <text:p>0.26477978716827</text:p>
          </table:table-cell>
          <table:table-cell office:value-type="float" office:value="-204.824705036316" calcext:value-type="float">
            <text:p>-204.824705036316</text:p>
          </table:table-cell>
          <table:table-cell office:value-type="float" office:value="204.824705036316" calcext:value-type="float">
            <text:p>204.824705036316</text:p>
          </table:table-cell>
          <table:table-cell office:value-type="float" office:value="2050.9858684876" calcext:value-type="float">
            <text:p>2050.9858684876</text:p>
          </table:table-cell>
          <table:table-cell office:value-type="float" office:value="2470.95836840265" calcext:value-type="float">
            <text:p>2470.95836840265</text:p>
          </table:table-cell>
          <table:table-cell office:value-type="float" office:value="2365.96524342389" calcext:value-type="float">
            <text:p>2365.96524342389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3.38" calcext:value-type="float">
            <text:p>-3.38</text:p>
          </table:table-cell>
          <table:table-cell office:value-type="float" office:value="3.38" calcext:value-type="float">
            <text:p>3.38</text:p>
          </table:table-cell>
          <table:table-cell office:value-type="float" office:value="2229.65366336634" calcext:value-type="float">
            <text:p>2229.65366336634</text:p>
          </table:table-cell>
          <table:table-cell office:value-type="float" office:value="2236.41366336634" calcext:value-type="float">
            <text:p>2236.41366336634</text:p>
          </table:table-cell>
          <table:table-cell office:value-type="float" office:value="0.535945714588475" calcext:value-type="float">
            <text:p>0.535945714588475</text:p>
          </table:table-cell>
          <table:table-cell office:value-type="float" office:value="0.53647964197122" calcext:value-type="float">
            <text:p>0.53647964197122</text:p>
          </table:table-cell>
          <table:table-cell office:value-type="float" office:value="0.27703567434853" calcext:value-type="float">
            <text:p>0.27703567434853</text:p>
          </table:table-cell>
          <table:table-cell office:value-type="float" office:value="0.277323245763446" calcext:value-type="float">
            <text:p>0.277323245763446</text:p>
          </table:table-cell>
          <table:table-cell office:value-type="float" office:value="-217.170709230008" calcext:value-type="float">
            <text:p>-217.170709230008</text:p>
          </table:table-cell>
          <table:table-cell office:value-type="float" office:value="217.170709230008" calcext:value-type="float">
            <text:p>217.170709230008</text:p>
          </table:table-cell>
          <table:table-cell office:value-type="float" office:value="2012.77143268759" calcext:value-type="float">
            <text:p>2012.77143268759</text:p>
          </table:table-cell>
          <table:table-cell office:value-type="float" office:value="2453.58437259635" calcext:value-type="float">
            <text:p>2453.58437259635</text:p>
          </table:table-cell>
          <table:table-cell office:value-type="float" office:value="2343.38113761916" calcext:value-type="float">
            <text:p>2343.3811376191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3.32" calcext:value-type="float">
            <text:p>-3.32</text:p>
          </table:table-cell>
          <table:table-cell office:value-type="float" office:value="3.32" calcext:value-type="float">
            <text:p>3.32</text:p>
          </table:table-cell>
          <table:table-cell office:value-type="float" office:value="1507.63663366337" calcext:value-type="float">
            <text:p>1507.63663366337</text:p>
          </table:table-cell>
          <table:table-cell office:value-type="float" office:value="1514.27663366337" calcext:value-type="float">
            <text:p>1514.27663366337</text:p>
          </table:table-cell>
          <table:table-cell office:value-type="float" office:value="0.509872616565094" calcext:value-type="float">
            <text:p>0.509872616565094</text:p>
          </table:table-cell>
          <table:table-cell office:value-type="float" office:value="0.509948072255423" calcext:value-type="float">
            <text:p>0.509948072255423</text:p>
          </table:table-cell>
          <table:table-cell office:value-type="float" office:value="0.23267632490111" calcext:value-type="float">
            <text:p>0.23267632490111</text:p>
          </table:table-cell>
          <table:table-cell office:value-type="float" office:value="0.232700914189669" calcext:value-type="float">
            <text:p>0.232700914189669</text:p>
          </table:table-cell>
          <table:table-cell office:value-type="float" office:value="-175.171703991763" calcext:value-type="float">
            <text:p>-175.171703991763</text:p>
          </table:table-cell>
          <table:table-cell office:value-type="float" office:value="175.171703991763" calcext:value-type="float">
            <text:p>175.171703991763</text:p>
          </table:table-cell>
          <table:table-cell office:value-type="float" office:value="1332.48673955641" calcext:value-type="float">
            <text:p>1332.48673955641</text:p>
          </table:table-cell>
          <table:table-cell office:value-type="float" office:value="1689.44833765513" calcext:value-type="float">
            <text:p>1689.44833765513</text:p>
          </table:table-cell>
          <table:table-cell office:value-type="float" office:value="1600.20793813045" calcext:value-type="float">
            <text:p>1600.20793813045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4.06" calcext:value-type="float">
            <text:p>-4.06</text:p>
          </table:table-cell>
          <table:table-cell office:value-type="float" office:value="4.06" calcext:value-type="float">
            <text:p>4.06</text:p>
          </table:table-cell>
          <table:table-cell office:value-type="float" office:value="1242.04178217822" calcext:value-type="float">
            <text:p>1242.04178217822</text:p>
          </table:table-cell>
          <table:table-cell office:value-type="float" office:value="1250.16178217822" calcext:value-type="float">
            <text:p>1250.16178217822</text:p>
          </table:table-cell>
          <table:table-cell office:value-type="float" office:value="0.506959424607389" calcext:value-type="float">
            <text:p>0.506959424607389</text:p>
          </table:table-cell>
          <table:table-cell office:value-type="float" office:value="0.507063983860603" calcext:value-type="float">
            <text:p>0.507063983860603</text:p>
          </table:table-cell>
          <table:table-cell office:value-type="float" office:value="0.294697622879312" calcext:value-type="float">
            <text:p>0.294697622879312</text:p>
          </table:table-cell>
          <table:table-cell office:value-type="float" office:value="0.294764027176968" calcext:value-type="float">
            <text:p>0.294764027176968</text:p>
          </table:table-cell>
          <table:table-cell office:value-type="float" office:value="-235.193886986439" calcext:value-type="float">
            <text:p>-235.193886986439</text:p>
          </table:table-cell>
          <table:table-cell office:value-type="float" office:value="235.193886986439" calcext:value-type="float">
            <text:p>235.193886986439</text:p>
          </table:table-cell>
          <table:table-cell office:value-type="float" office:value="1006.91860777426" calcext:value-type="float">
            <text:p>1006.91860777426</text:p>
          </table:table-cell>
          <table:table-cell office:value-type="float" office:value="1485.35566916466" calcext:value-type="float">
            <text:p>1485.35566916466</text:p>
          </table:table-cell>
          <table:table-cell office:value-type="float" office:value="1365.74640381706" calcext:value-type="float">
            <text:p>1365.74640381706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4.76" calcext:value-type="float">
            <text:p>-4.76</text:p>
          </table:table-cell>
          <table:table-cell office:value-type="float" office:value="4.76" calcext:value-type="float">
            <text:p>4.76</text:p>
          </table:table-cell>
          <table:table-cell office:value-type="float" office:value="1929.55742574257" calcext:value-type="float">
            <text:p>1929.55742574257</text:p>
          </table:table-cell>
          <table:table-cell office:value-type="float" office:value="1939.07742574257" calcext:value-type="float">
            <text:p>1939.07742574257</text:p>
          </table:table-cell>
          <table:table-cell office:value-type="float" office:value="0.518964114229207" calcext:value-type="float">
            <text:p>0.518964114229207</text:p>
          </table:table-cell>
          <table:table-cell office:value-type="float" office:value="0.519328526308393" calcext:value-type="float">
            <text:p>0.519328526308393</text:p>
          </table:table-cell>
          <table:table-cell office:value-type="float" office:value="0.251110176614119" calcext:value-type="float">
            <text:p>0.251110176614119</text:p>
          </table:table-cell>
          <table:table-cell office:value-type="float" office:value="0.251287427928073" calcext:value-type="float">
            <text:p>0.251287427928073</text:p>
          </table:table-cell>
          <table:table-cell office:value-type="float" office:value="-192.043353039318" calcext:value-type="float">
            <text:p>-192.043353039318</text:p>
          </table:table-cell>
          <table:table-cell office:value-type="float" office:value="192.043353039318" calcext:value-type="float">
            <text:p>192.043353039318</text:p>
          </table:table-cell>
          <table:table-cell office:value-type="float" office:value="1737.6788230839" calcext:value-type="float">
            <text:p>1737.6788230839</text:p>
          </table:table-cell>
          <table:table-cell office:value-type="float" office:value="2131.12077878189" calcext:value-type="float">
            <text:p>2131.12077878189</text:p>
          </table:table-cell>
          <table:table-cell office:value-type="float" office:value="2032.76028985739" calcext:value-type="float">
            <text:p>2032.7602898573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4.18" calcext:value-type="float">
            <text:p>-4.18</text:p>
          </table:table-cell>
          <table:table-cell office:value-type="float" office:value="4.18" calcext:value-type="float">
            <text:p>4.18</text:p>
          </table:table-cell>
          <table:table-cell office:value-type="float" office:value="2048.99207920792" calcext:value-type="float">
            <text:p>2048.99207920792</text:p>
          </table:table-cell>
          <table:table-cell office:value-type="float" office:value="2057.35207920792" calcext:value-type="float">
            <text:p>2057.35207920792</text:p>
          </table:table-cell>
          <table:table-cell office:value-type="float" office:value="0.524283459617314" calcext:value-type="float">
            <text:p>0.524283459617314</text:p>
          </table:table-cell>
          <table:table-cell office:value-type="float" office:value="0.524720873488708" calcext:value-type="float">
            <text:p>0.524720873488708</text:p>
          </table:table-cell>
          <table:table-cell office:value-type="float" office:value="0.255088799185524" calcext:value-type="float">
            <text:p>0.255088799185524</text:p>
          </table:table-cell>
          <table:table-cell office:value-type="float" office:value="0.255284484338515" calcext:value-type="float">
            <text:p>0.255284484338515</text:p>
          </table:table-cell>
          <table:table-cell office:value-type="float" office:value="-195.779622971568" calcext:value-type="float">
            <text:p>-195.779622971568</text:p>
          </table:table-cell>
          <table:table-cell office:value-type="float" office:value="195.779622971568" calcext:value-type="float">
            <text:p>195.779622971568</text:p>
          </table:table-cell>
          <table:table-cell office:value-type="float" office:value="1853.39632704505" calcext:value-type="float">
            <text:p>1853.39632704505</text:p>
          </table:table-cell>
          <table:table-cell office:value-type="float" office:value="2253.13170217949" calcext:value-type="float">
            <text:p>2253.13170217949</text:p>
          </table:table-cell>
          <table:table-cell office:value-type="float" office:value="2153.19785839588" calcext:value-type="float">
            <text:p>2153.1978583958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4.32" calcext:value-type="float">
            <text:p>-4.32</text:p>
          </table:table-cell>
          <table:table-cell office:value-type="float" office:value="4.32" calcext:value-type="float">
            <text:p>4.32</text:p>
          </table:table-cell>
          <table:table-cell office:value-type="float" office:value="1214.22712871287" calcext:value-type="float">
            <text:p>1214.22712871287</text:p>
          </table:table-cell>
          <table:table-cell office:value-type="float" office:value="1222.86712871287" calcext:value-type="float">
            <text:p>1222.86712871287</text:p>
          </table:table-cell>
          <table:table-cell office:value-type="float" office:value="0.506584013219353" calcext:value-type="float">
            <text:p>0.506584013219353</text:p>
          </table:table-cell>
          <table:table-cell office:value-type="float" office:value="0.506703637123902" calcext:value-type="float">
            <text:p>0.506703637123902</text:p>
          </table:table-cell>
          <table:table-cell office:value-type="float" office:value="0.21560040358314" calcext:value-type="float">
            <text:p>0.21560040358314</text:p>
          </table:table-cell>
          <table:table-cell office:value-type="float" office:value="0.215632827957268" calcext:value-type="float">
            <text:p>0.215632827957268</text:p>
          </table:table-cell>
          <table:table-cell office:value-type="float" office:value="-160.324318206948" calcext:value-type="float">
            <text:p>-160.324318206948</text:p>
          </table:table-cell>
          <table:table-cell office:value-type="float" office:value="160.324318206948" calcext:value-type="float">
            <text:p>160.324318206948</text:p>
          </table:table-cell>
          <table:table-cell office:value-type="float" office:value="1053.93048828707" calcext:value-type="float">
            <text:p>1053.93048828707</text:p>
          </table:table-cell>
          <table:table-cell office:value-type="float" office:value="1383.19144691982" calcext:value-type="float">
            <text:p>1383.19144691982</text:p>
          </table:table-cell>
          <table:table-cell office:value-type="float" office:value="1300.87620726163" calcext:value-type="float">
            <text:p>1300.87620726163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653.39544554455" calcext:value-type="float">
            <text:p>1653.39544554455</text:p>
          </table:table-cell>
          <table:table-cell office:value-type="float" office:value="1660.11544554455" calcext:value-type="float">
            <text:p>1660.11544554455</text:p>
          </table:table-cell>
          <table:table-cell office:value-type="float" office:value="0.511838349210841" calcext:value-type="float">
            <text:p>0.511838349210841</text:p>
          </table:table-cell>
          <table:table-cell office:value-type="float" office:value="0.511949623318273" calcext:value-type="float">
            <text:p>0.511949623318273</text:p>
          </table:table-cell>
          <table:table-cell office:value-type="float" office:value="0.239121776777884" calcext:value-type="float">
            <text:p>0.239121776777884</text:p>
          </table:table-cell>
          <table:table-cell office:value-type="float" office:value="0.239186491456153" calcext:value-type="float">
            <text:p>0.239186491456153</text:p>
          </table:table-cell>
          <table:table-cell office:value-type="float" office:value="-180.969576066479" calcext:value-type="float">
            <text:p>-180.969576066479</text:p>
          </table:table-cell>
          <table:table-cell office:value-type="float" office:value="180.969576066479" calcext:value-type="float">
            <text:p>180.969576066479</text:p>
          </table:table-cell>
          <table:table-cell office:value-type="float" office:value="1472.48417747638" calcext:value-type="float">
            <text:p>1472.48417747638</text:p>
          </table:table-cell>
          <table:table-cell office:value-type="float" office:value="1841.08502161103" calcext:value-type="float">
            <text:p>1841.08502161103</text:p>
          </table:table-cell>
          <table:table-cell office:value-type="float" office:value="1748.93481057737" calcext:value-type="float">
            <text:p>1748.9348105773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5.46" calcext:value-type="float">
            <text:p>-5.46</text:p>
          </table:table-cell>
          <table:table-cell office:value-type="float" office:value="5.46" calcext:value-type="float">
            <text:p>5.46</text:p>
          </table:table-cell>
          <table:table-cell office:value-type="float" office:value="1843.43227722772" calcext:value-type="float">
            <text:p>1843.43227722772</text:p>
          </table:table-cell>
          <table:table-cell office:value-type="float" office:value="1854.35227722772" calcext:value-type="float">
            <text:p>1854.35227722772</text:p>
          </table:table-cell>
          <table:table-cell office:value-type="float" office:value="0.516079627360332" calcext:value-type="float">
            <text:p>0.516079627360332</text:p>
          </table:table-cell>
          <table:table-cell office:value-type="float" office:value="0.516406592050886" calcext:value-type="float">
            <text:p>0.516406592050886</text:p>
          </table:table-cell>
          <table:table-cell office:value-type="float" office:value="0.248447783813682" calcext:value-type="float">
            <text:p>0.248447783813682</text:p>
          </table:table-cell>
          <table:table-cell office:value-type="float" office:value="0.248514323996321" calcext:value-type="float">
            <text:p>0.248514323996321</text:p>
          </table:table-cell>
          <table:table-cell office:value-type="float" office:value="-189.474744759309" calcext:value-type="float">
            <text:p>-189.474744759309</text:p>
          </table:table-cell>
          <table:table-cell office:value-type="float" office:value="189.474744759309" calcext:value-type="float">
            <text:p>189.474744759309</text:p>
          </table:table-cell>
          <table:table-cell office:value-type="float" office:value="1654.01893365683" calcext:value-type="float">
            <text:p>1654.01893365683</text:p>
          </table:table-cell>
          <table:table-cell office:value-type="float" office:value="2043.82702198703" calcext:value-type="float">
            <text:p>2043.82702198703</text:p>
          </table:table-cell>
          <table:table-cell office:value-type="float" office:value="1946.37499990448" calcext:value-type="float">
            <text:p>1946.37499990448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93.70475247525" calcext:value-type="float">
            <text:p>1993.70475247525</text:p>
          </table:table-cell>
          <table:table-cell office:value-type="float" office:value="2002.54475247525" calcext:value-type="float">
            <text:p>2002.54475247525</text:p>
          </table:table-cell>
          <table:table-cell office:value-type="float" office:value="0.521612629027491" calcext:value-type="float">
            <text:p>0.521612629027491</text:p>
          </table:table-cell>
          <table:table-cell office:value-type="float" office:value="0.522014533630855" calcext:value-type="float">
            <text:p>0.522014533630855</text:p>
          </table:table-cell>
          <table:table-cell office:value-type="float" office:value="0.258314371693867" calcext:value-type="float">
            <text:p>0.258314371693867</text:p>
          </table:table-cell>
          <table:table-cell office:value-type="float" office:value="0.258526076706429" calcext:value-type="float">
            <text:p>0.258526076706429</text:p>
          </table:table-cell>
          <table:table-cell office:value-type="float" office:value="-198.840110935817" calcext:value-type="float">
            <text:p>-198.840110935817</text:p>
          </table:table-cell>
          <table:table-cell office:value-type="float" office:value="198.840110935817" calcext:value-type="float">
            <text:p>198.840110935817</text:p>
          </table:table-cell>
          <table:table-cell office:value-type="float" office:value="1795.06536816607" calcext:value-type="float">
            <text:p>1795.06536816607</text:p>
          </table:table-cell>
          <table:table-cell office:value-type="float" office:value="2201.38486341106" calcext:value-type="float">
            <text:p>2201.38486341106</text:p>
          </table:table-cell>
          <table:table-cell office:value-type="float" office:value="2099.80498959982" calcext:value-type="float">
            <text:p>2099.80498959982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02.59287128713" calcext:value-type="float">
            <text:p>1902.59287128713</text:p>
          </table:table-cell>
          <table:table-cell office:value-type="float" office:value="1911.43287128713" calcext:value-type="float">
            <text:p>1911.43287128713</text:p>
          </table:table-cell>
          <table:table-cell office:value-type="float" office:value="0.517983138422663" calcext:value-type="float">
            <text:p>0.517983138422663</text:p>
          </table:table-cell>
          <table:table-cell office:value-type="float" office:value="0.518296551297866" calcext:value-type="float">
            <text:p>0.518296551297866</text:p>
          </table:table-cell>
          <table:table-cell office:value-type="float" office:value="0.245670039933572" calcext:value-type="float">
            <text:p>0.245670039933572</text:p>
          </table:table-cell>
          <table:table-cell office:value-type="float" office:value="0.245770387038352" calcext:value-type="float">
            <text:p>0.245770387038352</text:p>
          </table:table-cell>
          <table:table-cell office:value-type="float" office:value="-186.951599264889" calcext:value-type="float">
            <text:p>-186.951599264889</text:p>
          </table:table-cell>
          <table:table-cell office:value-type="float" office:value="186.951599264889" calcext:value-type="float">
            <text:p>186.951599264889</text:p>
          </table:table-cell>
          <table:table-cell office:value-type="float" office:value="1715.73320289863" calcext:value-type="float">
            <text:p>1715.73320289863</text:p>
          </table:table-cell>
          <table:table-cell office:value-type="float" office:value="2098.38447055202" calcext:value-type="float">
            <text:p>2098.38447055202</text:p>
          </table:table-cell>
          <table:table-cell office:value-type="float" office:value="2002.72165363867" calcext:value-type="float">
            <text:p>2002.72165363867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35.35564356436" calcext:value-type="float">
            <text:p>1535.35564356436</text:p>
          </table:table-cell>
          <table:table-cell office:value-type="float" office:value="1545.35564356436" calcext:value-type="float">
            <text:p>1545.35564356436</text:p>
          </table:table-cell>
          <table:table-cell office:value-type="float" office:value="0.510194209537741" calcext:value-type="float">
            <text:p>0.510194209537741</text:p>
          </table:table-cell>
          <table:table-cell office:value-type="float" office:value="0.510314882145034" calcext:value-type="float">
            <text:p>0.510314882145034</text:p>
          </table:table-cell>
          <table:table-cell office:value-type="float" office:value="0.243359821259543" calcext:value-type="float">
            <text:p>0.243359821259543</text:p>
          </table:table-cell>
          <table:table-cell office:value-type="float" office:value="0.243415341244214" calcext:value-type="float">
            <text:p>0.243415341244214</text:p>
          </table:table-cell>
          <table:table-cell office:value-type="float" office:value="-184.800333103413" calcext:value-type="float">
            <text:p>-184.800333103413</text:p>
          </table:table-cell>
          <table:table-cell office:value-type="float" office:value="184.800333103413" calcext:value-type="float">
            <text:p>184.800333103413</text:p>
          </table:table-cell>
          <table:table-cell office:value-type="float" office:value="1350.60586971637" calcext:value-type="float">
            <text:p>1350.60586971637</text:p>
          </table:table-cell>
          <table:table-cell office:value-type="float" office:value="1730.15597666777" calcext:value-type="float">
            <text:p>1730.15597666777</text:p>
          </table:table-cell>
          <table:table-cell office:value-type="float" office:value="1635.26844992992" calcext:value-type="float">
            <text:p>1635.26844992992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15.9565217391304" calcext:value-type="float">
            <text:p>-15.9565217391304</text:p>
          </table:table-cell>
          <table:table-cell office:value-type="float" office:value="15.9565217391304" calcext:value-type="float">
            <text:p>15.9565217391304</text:p>
          </table:table-cell>
          <table:table-cell office:value-type="float" office:value="972.655874190564" calcext:value-type="float">
            <text:p>972.655874190564</text:p>
          </table:table-cell>
          <table:table-cell office:value-type="float" office:value="1004.56891766883" calcext:value-type="float">
            <text:p>1004.56891766883</text:p>
          </table:table-cell>
          <table:table-cell office:value-type="float" office:value="0.501594497171565" calcext:value-type="float">
            <text:p>0.501594497171565</text:p>
          </table:table-cell>
          <table:table-cell office:value-type="float" office:value="0.502484736564553" calcext:value-type="float">
            <text:p>0.502484736564553</text:p>
          </table:table-cell>
          <table:table-cell office:value-type="float" office:value="0.188078937049764" calcext:value-type="float">
            <text:p>0.188078937049764</text:p>
          </table:table-cell>
          <table:table-cell office:value-type="float" office:value="0.188313645925731" calcext:value-type="float">
            <text:p>0.188313645925731</text:p>
          </table:table-cell>
          <table:table-cell office:value-type="float" office:value="-137.627436291419" calcext:value-type="float">
            <text:p>-137.627436291419</text:p>
          </table:table-cell>
          <table:table-cell office:value-type="float" office:value="137.627436291419" calcext:value-type="float">
            <text:p>137.627436291419</text:p>
          </table:table-cell>
          <table:table-cell office:value-type="float" office:value="835.028437899145" calcext:value-type="float">
            <text:p>835.028437899145</text:p>
          </table:table-cell>
          <table:table-cell office:value-type="float" office:value="1142.00634231106" calcext:value-type="float">
            <text:p>1142.00634231106</text:p>
          </table:table-cell>
          <table:table-cell office:value-type="float" office:value="1065.26186620808" calcext:value-type="float">
            <text:p>1065.26186620808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4.18" calcext:value-type="float">
            <text:p>-4.18</text:p>
          </table:table-cell>
          <table:table-cell office:value-type="float" office:value="4.18" calcext:value-type="float">
            <text:p>4.18</text:p>
          </table:table-cell>
          <table:table-cell office:value-type="float" office:value="1418.37405940594" calcext:value-type="float">
            <text:p>1418.37405940594</text:p>
          </table:table-cell>
          <table:table-cell office:value-type="float" office:value="1426.73405940594" calcext:value-type="float">
            <text:p>1426.73405940594</text:p>
          </table:table-cell>
          <table:table-cell office:value-type="float" office:value="0.508921337765958" calcext:value-type="float">
            <text:p>0.508921337765958</text:p>
          </table:table-cell>
          <table:table-cell office:value-type="float" office:value="0.509007433793596" calcext:value-type="float">
            <text:p>0.509007433793596</text:p>
          </table:table-cell>
          <table:table-cell office:value-type="float" office:value="0.241317002880817" calcext:value-type="float">
            <text:p>0.241317002880817</text:p>
          </table:table-cell>
          <table:table-cell office:value-type="float" office:value="0.241361599112677" calcext:value-type="float">
            <text:p>0.241361599112677</text:p>
          </table:table-cell>
          <table:table-cell office:value-type="float" office:value="-182.934832133679" calcext:value-type="float">
            <text:p>-182.934832133679</text:p>
          </table:table-cell>
          <table:table-cell office:value-type="float" office:value="182.934832133679" calcext:value-type="float">
            <text:p>182.934832133679</text:p>
          </table:table-cell>
          <table:table-cell office:value-type="float" office:value="1235.47962854039" calcext:value-type="float">
            <text:p>1235.47962854039</text:p>
          </table:table-cell>
          <table:table-cell office:value-type="float" office:value="1609.66889153962" calcext:value-type="float">
            <text:p>1609.66889153962</text:p>
          </table:table-cell>
          <table:table-cell office:value-type="float" office:value="1516.12157578981" calcext:value-type="float">
            <text:p>1516.12157578981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.06" calcext:value-type="float">
            <text:p>-9.06</text:p>
          </table:table-cell>
          <table:table-cell office:value-type="float" office:value="9.06" calcext:value-type="float">
            <text:p>9.06</text:p>
          </table:table-cell>
          <table:table-cell office:value-type="float" office:value="1071.98396039604" calcext:value-type="float">
            <text:p>1071.98396039604</text:p>
          </table:table-cell>
          <table:table-cell office:value-type="float" office:value="1090.10396039604" calcext:value-type="float">
            <text:p>1090.10396039604</text:p>
          </table:table-cell>
          <table:table-cell office:value-type="float" office:value="0.50410208930964" calcext:value-type="float">
            <text:p>0.50410208930964</text:p>
          </table:table-cell>
          <table:table-cell office:value-type="float" office:value="0.504481984583752" calcext:value-type="float">
            <text:p>0.504481984583752</text:p>
          </table:table-cell>
          <table:table-cell office:value-type="float" office:value="0.246603905528138" calcext:value-type="float">
            <text:p>0.246603905528138</text:p>
          </table:table-cell>
          <table:table-cell office:value-type="float" office:value="0.246790354129774" calcext:value-type="float">
            <text:p>0.246790354129774</text:p>
          </table:table-cell>
          <table:table-cell office:value-type="float" office:value="-187.887381570721" calcext:value-type="float">
            <text:p>-187.887381570721</text:p>
          </table:table-cell>
          <table:table-cell office:value-type="float" office:value="187.887381570721" calcext:value-type="float">
            <text:p>187.887381570721</text:p>
          </table:table-cell>
          <table:table-cell office:value-type="float" office:value="884.267824202162" calcext:value-type="float">
            <text:p>884.267824202162</text:p>
          </table:table-cell>
          <table:table-cell office:value-type="float" office:value="1277.99134196676" calcext:value-type="float">
            <text:p>1277.99134196676</text:p>
          </table:table-cell>
          <table:table-cell office:value-type="float" office:value="1179.56046252561" calcext:value-type="float">
            <text:p>1179.56046252561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572.8497029703" calcext:value-type="float">
            <text:p>1572.8497029703</text:p>
          </table:table-cell>
          <table:table-cell office:value-type="float" office:value="1581.5297029703" calcext:value-type="float">
            <text:p>1581.5297029703</text:p>
          </table:table-cell>
          <table:table-cell office:value-type="float" office:value="0.510661634627769" calcext:value-type="float">
            <text:p>0.510661634627769</text:p>
          </table:table-cell>
          <table:table-cell office:value-type="float" office:value="0.510776153578904" calcext:value-type="float">
            <text:p>0.510776153578904</text:p>
          </table:table-cell>
          <table:table-cell office:value-type="float" office:value="0.233939783462754" calcext:value-type="float">
            <text:p>0.233939783462754</text:p>
          </table:table-cell>
          <table:table-cell office:value-type="float" office:value="0.233992622908629" calcext:value-type="float">
            <text:p>0.233992622908629</text:p>
          </table:table-cell>
          <table:table-cell office:value-type="float" office:value="-176.319205626002" calcext:value-type="float">
            <text:p>-176.319205626002</text:p>
          </table:table-cell>
          <table:table-cell office:value-type="float" office:value="176.319205626002" calcext:value-type="float">
            <text:p>176.319205626002</text:p>
          </table:table-cell>
          <table:table-cell office:value-type="float" office:value="1396.5775072828" calcext:value-type="float">
            <text:p>1396.5775072828</text:p>
          </table:table-cell>
          <table:table-cell office:value-type="float" office:value="1757.8489085963" calcext:value-type="float">
            <text:p>1757.8489085963</text:p>
          </table:table-cell>
          <table:table-cell office:value-type="float" office:value="1667.53105826792" calcext:value-type="float">
            <text:p>1667.53105826792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2.84" calcext:value-type="float">
            <text:p>-2.84</text:p>
          </table:table-cell>
          <table:table-cell office:value-type="float" office:value="2.84" calcext:value-type="float">
            <text:p>2.84</text:p>
          </table:table-cell>
          <table:table-cell office:value-type="float" office:value="1079.6" calcext:value-type="float">
            <text:p>1079.6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0.504264391760211" calcext:value-type="float">
            <text:p>0.504264391760211</text:p>
          </table:table-cell>
          <table:table-cell office:value-type="float" office:value="0.504382942687495" calcext:value-type="float">
            <text:p>0.504382942687495</text:p>
          </table:table-cell>
          <table:table-cell office:value-type="float" office:value="0.220267864624105" calcext:value-type="float">
            <text:p>0.220267864624105</text:p>
          </table:table-cell>
          <table:table-cell office:value-type="float" office:value="0.220333431606257" calcext:value-type="float">
            <text:p>0.220333431606257</text:p>
          </table:table-cell>
          <table:table-cell office:value-type="float" office:value="-164.35720716485" calcext:value-type="float">
            <text:p>-164.35720716485</text:p>
          </table:table-cell>
          <table:table-cell office:value-type="float" office:value="164.35720716485" calcext:value-type="float">
            <text:p>164.35720716485</text:p>
          </table:table-cell>
          <table:table-cell office:value-type="float" office:value="915.299328725166" calcext:value-type="float">
            <text:p>915.299328725166</text:p>
          </table:table-cell>
          <table:table-cell office:value-type="float" office:value="1249.63720716485" calcext:value-type="float">
            <text:p>1249.63720716485</text:p>
          </table:table-cell>
          <table:table-cell office:value-type="float" office:value="1166.05273755493" calcext:value-type="float">
            <text:p>1166.05273755493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5.74257425743" calcext:value-type="float">
            <text:p>1705.74257425743</text:p>
          </table:table-cell>
          <table:table-cell office:value-type="float" office:value="1714.90257425743" calcext:value-type="float">
            <text:p>1714.90257425743</text:p>
          </table:table-cell>
          <table:table-cell office:value-type="float" office:value="0.51276915241634" calcext:value-type="float">
            <text:p>0.51276915241634</text:p>
          </table:table-cell>
          <table:table-cell office:value-type="float" office:value="0.512948163639899" calcext:value-type="float">
            <text:p>0.512948163639899</text:p>
          </table:table-cell>
          <table:table-cell office:value-type="float" office:value="0.203102607093632" calcext:value-type="float">
            <text:p>0.203102607093632</text:p>
          </table:table-cell>
          <table:table-cell office:value-type="float" office:value="0.203107160887915" calcext:value-type="float">
            <text:p>0.203107160887915</text:p>
          </table:table-cell>
          <table:table-cell office:value-type="float" office:value="-149.768719321285" calcext:value-type="float">
            <text:p>-149.768719321285</text:p>
          </table:table-cell>
          <table:table-cell office:value-type="float" office:value="149.768719321285" calcext:value-type="float">
            <text:p>149.768719321285</text:p>
          </table:table-cell>
          <table:table-cell office:value-type="float" office:value="1555.97764454635" calcext:value-type="float">
            <text:p>1555.97764454635</text:p>
          </table:table-cell>
          <table:table-cell office:value-type="float" office:value="1864.67129357871" calcext:value-type="float">
            <text:p>1864.67129357871</text:p>
          </table:table-cell>
          <table:table-cell office:value-type="float" office:value="1787.49788132062" calcext:value-type="float">
            <text:p>1787.49788132062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710.19326732673" calcext:value-type="float">
            <text:p>1710.19326732673</text:p>
          </table:table-cell>
          <table:table-cell office:value-type="float" office:value="1718.59326732673" calcext:value-type="float">
            <text:p>1718.59326732673</text:p>
          </table:table-cell>
          <table:table-cell office:value-type="float" office:value="0.5128554908592" calcext:value-type="float">
            <text:p>0.5128554908592</text:p>
          </table:table-cell>
          <table:table-cell office:value-type="float" office:value="0.513021751722165" calcext:value-type="float">
            <text:p>0.513021751722165</text:p>
          </table:table-cell>
          <table:table-cell office:value-type="float" office:value="0.216127921351438" calcext:value-type="float">
            <text:p>0.216127921351438</text:p>
          </table:table-cell>
          <table:table-cell office:value-type="float" office:value="0.216159715095408" calcext:value-type="float">
            <text:p>0.216159715095408</text:p>
          </table:table-cell>
          <table:table-cell office:value-type="float" office:value="-160.77434146611" calcext:value-type="float">
            <text:p>-160.77434146611</text:p>
          </table:table-cell>
          <table:table-cell office:value-type="float" office:value="160.77434146611" calcext:value-type="float">
            <text:p>160.77434146611</text:p>
          </table:table-cell>
          <table:table-cell office:value-type="float" office:value="1549.4460957188" calcext:value-type="float">
            <text:p>1549.4460957188</text:p>
          </table:table-cell>
          <table:table-cell office:value-type="float" office:value="1879.36760879284" calcext:value-type="float">
            <text:p>1879.36760879284</text:p>
          </table:table-cell>
          <table:table-cell office:value-type="float" office:value="1796.88723052433" calcext:value-type="float">
            <text:p>1796.88723052433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41.87702970297" calcext:value-type="float">
            <text:p>1741.87702970297</text:p>
          </table:table-cell>
          <table:table-cell office:value-type="float" office:value="1751.99702970297" calcext:value-type="float">
            <text:p>1751.99702970297</text:p>
          </table:table-cell>
          <table:table-cell office:value-type="float" office:value="0.513506123941332" calcext:value-type="float">
            <text:p>0.513506123941332</text:p>
          </table:table-cell>
          <table:table-cell office:value-type="float" office:value="0.513727901125091" calcext:value-type="float">
            <text:p>0.513727901125091</text:p>
          </table:table-cell>
          <table:table-cell office:value-type="float" office:value="0.270564942258135" calcext:value-type="float">
            <text:p>0.270564942258135</text:p>
          </table:table-cell>
          <table:table-cell office:value-type="float" office:value="0.270674566330985" calcext:value-type="float">
            <text:p>0.270674566330985</text:p>
          </table:table-cell>
          <table:table-cell office:value-type="float" office:value="-210.567521300803" calcext:value-type="float">
            <text:p>-210.567521300803</text:p>
          </table:table-cell>
          <table:table-cell office:value-type="float" office:value="210.567521300803" calcext:value-type="float">
            <text:p>210.567521300803</text:p>
          </table:table-cell>
          <table:table-cell office:value-type="float" office:value="1531.41724272624" calcext:value-type="float">
            <text:p>1531.41724272624</text:p>
          </table:table-cell>
          <table:table-cell office:value-type="float" office:value="1962.56455100377" calcext:value-type="float">
            <text:p>1962.56455100377</text:p>
          </table:table-cell>
          <table:table-cell office:value-type="float" office:value="1854.77772393439" calcext:value-type="float">
            <text:p>1854.7777239343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.24" calcext:value-type="float">
            <text:p>-5.24</text:p>
          </table:table-cell>
          <table:table-cell office:value-type="float" office:value="5.24" calcext:value-type="float">
            <text:p>5.24</text:p>
          </table:table-cell>
          <table:table-cell office:value-type="float" office:value="1494.02514851485" calcext:value-type="float">
            <text:p>1494.02514851485</text:p>
          </table:table-cell>
          <table:table-cell office:value-type="float" office:value="1504.50514851485" calcext:value-type="float">
            <text:p>1504.50514851485</text:p>
          </table:table-cell>
          <table:table-cell office:value-type="float" office:value="0.509720669381745" calcext:value-type="float">
            <text:p>0.509720669381745</text:p>
          </table:table-cell>
          <table:table-cell office:value-type="float" office:value="0.509837344901352" calcext:value-type="float">
            <text:p>0.509837344901352</text:p>
          </table:table-cell>
          <table:table-cell office:value-type="float" office:value="0.255045525324621" calcext:value-type="float">
            <text:p>0.255045525324621</text:p>
          </table:table-cell>
          <table:table-cell office:value-type="float" office:value="0.255103453696636" calcext:value-type="float">
            <text:p>0.255103453696636</text:p>
          </table:table-cell>
          <table:table-cell office:value-type="float" office:value="-195.609518479073" calcext:value-type="float">
            <text:p>-195.609518479073</text:p>
          </table:table-cell>
          <table:table-cell office:value-type="float" office:value="195.609518479073" calcext:value-type="float">
            <text:p>195.609518479073</text:p>
          </table:table-cell>
          <table:table-cell office:value-type="float" office:value="1298.4700441806" calcext:value-type="float">
            <text:p>1298.4700441806</text:p>
          </table:table-cell>
          <table:table-cell office:value-type="float" office:value="1700.11466699392" calcext:value-type="float">
            <text:p>1700.11466699392</text:p>
          </table:table-cell>
          <table:table-cell office:value-type="float" office:value="1599.70351129059" calcext:value-type="float">
            <text:p>1599.70351129059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08.57544554455" calcext:value-type="float">
            <text:p>1708.57544554455</text:p>
          </table:table-cell>
          <table:table-cell office:value-type="float" office:value="1718.69544554455" calcext:value-type="float">
            <text:p>1718.69544554455</text:p>
          </table:table-cell>
          <table:table-cell office:value-type="float" office:value="0.512823967929434" calcext:value-type="float">
            <text:p>0.512823967929434</text:p>
          </table:table-cell>
          <table:table-cell office:value-type="float" office:value="0.513023801150153" calcext:value-type="float">
            <text:p>0.513023801150153</text:p>
          </table:table-cell>
          <table:table-cell office:value-type="float" office:value="0.248646395009367" calcext:value-type="float">
            <text:p>0.248646395009367</text:p>
          </table:table-cell>
          <table:table-cell office:value-type="float" office:value="0.248735794081794" calcext:value-type="float">
            <text:p>0.248735794081794</text:p>
          </table:table-cell>
          <table:table-cell office:value-type="float" office:value="-189.679188140895" calcext:value-type="float">
            <text:p>-189.679188140895</text:p>
          </table:table-cell>
          <table:table-cell office:value-type="float" office:value="189.679188140895" calcext:value-type="float">
            <text:p>189.679188140895</text:p>
          </table:table-cell>
          <table:table-cell office:value-type="float" office:value="1518.97879784238" calcext:value-type="float">
            <text:p>1518.97879784238</text:p>
          </table:table-cell>
          <table:table-cell office:value-type="float" office:value="1908.37463368545" calcext:value-type="float">
            <text:p>1908.37463368545</text:p>
          </table:table-cell>
          <table:table-cell office:value-type="float" office:value="1811.02567472468" calcext:value-type="float">
            <text:p>1811.02567472468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4.96" calcext:value-type="float">
            <text:p>-4.96</text:p>
          </table:table-cell>
          <table:table-cell office:value-type="float" office:value="4.96" calcext:value-type="float">
            <text:p>4.96</text:p>
          </table:table-cell>
          <table:table-cell office:value-type="float" office:value="1514.82118811881" calcext:value-type="float">
            <text:p>1514.82118811881</text:p>
          </table:table-cell>
          <table:table-cell office:value-type="float" office:value="1524.74118811881" calcext:value-type="float">
            <text:p>1524.74118811881</text:p>
          </table:table-cell>
          <table:table-cell office:value-type="float" office:value="0.509954301961803" calcext:value-type="float">
            <text:p>0.509954301961803</text:p>
          </table:table-cell>
          <table:table-cell office:value-type="float" office:value="0.510068947372953" calcext:value-type="float">
            <text:p>0.510068947372953</text:p>
          </table:table-cell>
          <table:table-cell office:value-type="float" office:value="0.231825225605909" calcext:value-type="float">
            <text:p>0.231825225605909</text:p>
          </table:table-cell>
          <table:table-cell office:value-type="float" office:value="0.231878575948554" calcext:value-type="float">
            <text:p>0.231878575948554</text:p>
          </table:table-cell>
          <table:table-cell office:value-type="float" office:value="-174.443006807105" calcext:value-type="float">
            <text:p>-174.443006807105</text:p>
          </table:table-cell>
          <table:table-cell office:value-type="float" office:value="174.443006807105" calcext:value-type="float">
            <text:p>174.443006807105</text:p>
          </table:table-cell>
          <table:table-cell office:value-type="float" office:value="1340.42540757552" calcext:value-type="float">
            <text:p>1340.42540757552</text:p>
          </table:table-cell>
          <table:table-cell office:value-type="float" office:value="1699.18419492592" calcext:value-type="float">
            <text:p>1699.18419492592</text:p>
          </table:table-cell>
          <table:table-cell office:value-type="float" office:value="1609.49449808832" calcext:value-type="float">
            <text:p>1609.4944980883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1069.18059405941" calcext:value-type="float">
            <text:p>1069.18059405941</text:p>
          </table:table-cell>
          <table:table-cell office:value-type="float" office:value="1075.46059405941" calcext:value-type="float">
            <text:p>1075.46059405941</text:p>
          </table:table-cell>
          <table:table-cell office:value-type="float" office:value="0.504041367734946" calcext:value-type="float">
            <text:p>0.504041367734946</text:p>
          </table:table-cell>
          <table:table-cell office:value-type="float" office:value="0.504176658360845" calcext:value-type="float">
            <text:p>0.504176658360845</text:p>
          </table:table-cell>
          <table:table-cell office:value-type="float" office:value="0.228171697819337" calcext:value-type="float">
            <text:p>0.228171697819337</text:p>
          </table:table-cell>
          <table:table-cell office:value-type="float" office:value="0.228243615467841" calcext:value-type="float">
            <text:p>0.228243615467841</text:p>
          </table:table-cell>
          <table:table-cell office:value-type="float" office:value="-171.23877193252" calcext:value-type="float">
            <text:p>-171.23877193252</text:p>
          </table:table-cell>
          <table:table-cell office:value-type="float" office:value="171.23877193252" calcext:value-type="float">
            <text:p>171.23877193252</text:p>
          </table:table-cell>
          <table:table-cell office:value-type="float" office:value="898.0049450823" calcext:value-type="float">
            <text:p>898.0049450823</text:p>
          </table:table-cell>
          <table:table-cell office:value-type="float" office:value="1246.69936599193" calcext:value-type="float">
            <text:p>1246.69936599193</text:p>
          </table:table-cell>
          <table:table-cell office:value-type="float" office:value="1159.52576076452" calcext:value-type="float">
            <text:p>1159.52576076452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505.7304950495" calcext:value-type="float">
            <text:p>1505.7304950495</text:p>
          </table:table-cell>
          <table:table-cell office:value-type="float" office:value="1516.05049504951" calcext:value-type="float">
            <text:p>1516.05049504951</text:p>
          </table:table-cell>
          <table:table-cell office:value-type="float" office:value="0.509851123369594" calcext:value-type="float">
            <text:p>0.509851123369594</text:p>
          </table:table-cell>
          <table:table-cell office:value-type="float" office:value="0.509968388983562" calcext:value-type="float">
            <text:p>0.509968388983562</text:p>
          </table:table-cell>
          <table:table-cell office:value-type="float" office:value="0.286233617384012" calcext:value-type="float">
            <text:p>0.286233617384012</text:p>
          </table:table-cell>
          <table:table-cell office:value-type="float" office:value="0.286302948106655" calcext:value-type="float">
            <text:p>0.286302948106655</text:p>
          </table:table-cell>
          <table:table-cell office:value-type="float" office:value="-226.316549273953" calcext:value-type="float">
            <text:p>-226.316549273953</text:p>
          </table:table-cell>
          <table:table-cell office:value-type="float" office:value="226.316549273953" calcext:value-type="float">
            <text:p>226.316549273953</text:p>
          </table:table-cell>
          <table:table-cell office:value-type="float" office:value="1279.48561460321" calcext:value-type="float">
            <text:p>1279.48561460321</text:p>
          </table:table-cell>
          <table:table-cell office:value-type="float" office:value="1742.36704432346" calcext:value-type="float">
            <text:p>1742.36704432346</text:p>
          </table:table-cell>
          <table:table-cell office:value-type="float" office:value="1626.6466868934" calcext:value-type="float">
            <text:p>1626.6466868934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19.1666666666667" calcext:value-type="float">
            <text:p>-19.1666666666667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183.69230769231" calcext:value-type="float">
            <text:p>1183.69230769231</text:p>
          </table:table-cell>
          <table:table-cell office:value-type="float" office:value="1222.02564102564" calcext:value-type="float">
            <text:p>1222.02564102564</text:p>
          </table:table-cell>
          <table:table-cell office:value-type="float" office:value="0.506137166572404" calcext:value-type="float">
            <text:p>0.506137166572404</text:p>
          </table:table-cell>
          <table:table-cell office:value-type="float" office:value="0.506692110092033" calcext:value-type="float">
            <text:p>0.506692110092033</text:p>
          </table:table-cell>
          <table:table-cell office:value-type="float" office:value="0.167543404748439" calcext:value-type="float">
            <text:p>0.167543404748439</text:p>
          </table:table-cell>
          <table:table-cell office:value-type="float" office:value="0.1676226823941" calcext:value-type="float">
            <text:p>0.1676226823941</text:p>
          </table:table-cell>
          <table:table-cell office:value-type="float" office:value="-121.15988190035" calcext:value-type="float">
            <text:p>-121.15988190035</text:p>
          </table:table-cell>
          <table:table-cell office:value-type="float" office:value="121.15988190035" calcext:value-type="float">
            <text:p>121.15988190035</text:p>
          </table:table-cell>
          <table:table-cell office:value-type="float" office:value="1062.59448505049" calcext:value-type="float">
            <text:p>1062.59448505049</text:p>
          </table:table-cell>
          <table:table-cell office:value-type="float" office:value="1343.18552292599" calcext:value-type="float">
            <text:p>1343.18552292599</text:p>
          </table:table-cell>
          <table:table-cell office:value-type="float" office:value="1273.03776345712" calcext:value-type="float">
            <text:p>1273.0377634571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595.44198019802" calcext:value-type="float">
            <text:p>1595.44198019802</text:p>
          </table:table-cell>
          <table:table-cell office:value-type="float" office:value="1602.56198019802" calcext:value-type="float">
            <text:p>1602.56198019802</text:p>
          </table:table-cell>
          <table:table-cell office:value-type="float" office:value="0.510965285228823" calcext:value-type="float">
            <text:p>0.510965285228823</text:p>
          </table:table-cell>
          <table:table-cell office:value-type="float" office:value="0.511064887017582" calcext:value-type="float">
            <text:p>0.511064887017582</text:p>
          </table:table-cell>
          <table:table-cell office:value-type="float" office:value="0.239334412383017" calcext:value-type="float">
            <text:p>0.239334412383017</text:p>
          </table:table-cell>
          <table:table-cell office:value-type="float" office:value="0.239386266472165" calcext:value-type="float">
            <text:p>0.239386266472165</text:p>
          </table:table-cell>
          <table:table-cell office:value-type="float" office:value="-181.14963267556" calcext:value-type="float">
            <text:p>-181.14963267556</text:p>
          </table:table-cell>
          <table:table-cell office:value-type="float" office:value="181.14963267556" calcext:value-type="float">
            <text:p>181.14963267556</text:p>
          </table:table-cell>
          <table:table-cell office:value-type="float" office:value="1414.33909203786" calcext:value-type="float">
            <text:p>1414.33909203786</text:p>
          </table:table-cell>
          <table:table-cell office:value-type="float" office:value="1783.71161287358" calcext:value-type="float">
            <text:p>1783.71161287358</text:p>
          </table:table-cell>
          <table:table-cell office:value-type="float" office:value="1691.36848266465" calcext:value-type="float">
            <text:p>1691.3684826646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3.54" calcext:value-type="float">
            <text:p>-3.54</text:p>
          </table:table-cell>
          <table:table-cell office:value-type="float" office:value="3.54" calcext:value-type="float">
            <text:p>3.54</text:p>
          </table:table-cell>
          <table:table-cell office:value-type="float" office:value="1663.96316831683" calcext:value-type="float">
            <text:p>1663.96316831683</text:p>
          </table:table-cell>
          <table:table-cell office:value-type="float" office:value="1671.04316831683" calcext:value-type="float">
            <text:p>1671.04316831683</text:p>
          </table:table-cell>
          <table:table-cell office:value-type="float" office:value="0.512014369042695" calcext:value-type="float">
            <text:p>0.512014369042695</text:p>
          </table:table-cell>
          <table:table-cell office:value-type="float" office:value="0.512135515033849" calcext:value-type="float">
            <text:p>0.512135515033849</text:p>
          </table:table-cell>
          <table:table-cell office:value-type="float" office:value="0.254819437643145" calcext:value-type="float">
            <text:p>0.254819437643145</text:p>
          </table:table-cell>
          <table:table-cell office:value-type="float" office:value="0.254894569411343" calcext:value-type="float">
            <text:p>0.254894569411343</text:p>
          </table:table-cell>
          <table:table-cell office:value-type="float" office:value="-195.413346997475" calcext:value-type="float">
            <text:p>-195.413346997475</text:p>
          </table:table-cell>
          <table:table-cell office:value-type="float" office:value="195.413346997475" calcext:value-type="float">
            <text:p>195.413346997475</text:p>
          </table:table-cell>
          <table:table-cell office:value-type="float" office:value="1468.62035291939" calcext:value-type="float">
            <text:p>1468.62035291939</text:p>
          </table:table-cell>
          <table:table-cell office:value-type="float" office:value="1866.45651531431" calcext:value-type="float">
            <text:p>1866.45651531431</text:p>
          </table:table-cell>
          <table:table-cell office:value-type="float" office:value="1766.99747471558" calcext:value-type="float">
            <text:p>1766.99747471558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4.72" calcext:value-type="float">
            <text:p>-4.72</text:p>
          </table:table-cell>
          <table:table-cell office:value-type="float" office:value="4.72" calcext:value-type="float">
            <text:p>4.72</text:p>
          </table:table-cell>
          <table:table-cell office:value-type="float" office:value="2000.94217821782" calcext:value-type="float">
            <text:p>2000.94217821782</text:p>
          </table:table-cell>
          <table:table-cell office:value-type="float" office:value="2010.38217821782" calcext:value-type="float">
            <text:p>2010.38217821782</text:p>
          </table:table-cell>
          <table:table-cell office:value-type="float" office:value="0.521940982230173" calcext:value-type="float">
            <text:p>0.521940982230173</text:p>
          </table:table-cell>
          <table:table-cell office:value-type="float" office:value="0.522378690488238" calcext:value-type="float">
            <text:p>0.522378690488238</text:p>
          </table:table-cell>
          <table:table-cell office:value-type="float" office:value="0.245613133327056" calcext:value-type="float">
            <text:p>0.245613133327056</text:p>
          </table:table-cell>
          <table:table-cell office:value-type="float" office:value="0.245804150746694" calcext:value-type="float">
            <text:p>0.245804150746694</text:p>
          </table:table-cell>
          <table:table-cell office:value-type="float" office:value="-186.982536548695" calcext:value-type="float">
            <text:p>-186.982536548695</text:p>
          </table:table-cell>
          <table:table-cell office:value-type="float" office:value="186.982536548695" calcext:value-type="float">
            <text:p>186.982536548695</text:p>
          </table:table-cell>
          <table:table-cell office:value-type="float" office:value="1814.13463299244" calcext:value-type="float">
            <text:p>1814.13463299244</text:p>
          </table:table-cell>
          <table:table-cell office:value-type="float" office:value="2197.36471476652" calcext:value-type="float">
            <text:p>2197.36471476652</text:p>
          </table:table-cell>
          <table:table-cell office:value-type="float" office:value="2101.557194323" calcext:value-type="float">
            <text:p>2101.557194323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41.87702970297" calcext:value-type="float">
            <text:p>1741.87702970297</text:p>
          </table:table-cell>
          <table:table-cell office:value-type="float" office:value="1751.99702970297" calcext:value-type="float">
            <text:p>1751.99702970297</text:p>
          </table:table-cell>
          <table:table-cell office:value-type="float" office:value="0.513506123941332" calcext:value-type="float">
            <text:p>0.513506123941332</text:p>
          </table:table-cell>
          <table:table-cell office:value-type="float" office:value="0.513727901125091" calcext:value-type="float">
            <text:p>0.513727901125091</text:p>
          </table:table-cell>
          <table:table-cell office:value-type="float" office:value="0.270564942258135" calcext:value-type="float">
            <text:p>0.270564942258135</text:p>
          </table:table-cell>
          <table:table-cell office:value-type="float" office:value="0.270674566330985" calcext:value-type="float">
            <text:p>0.270674566330985</text:p>
          </table:table-cell>
          <table:table-cell office:value-type="float" office:value="-210.567521300803" calcext:value-type="float">
            <text:p>-210.567521300803</text:p>
          </table:table-cell>
          <table:table-cell office:value-type="float" office:value="210.567521300803" calcext:value-type="float">
            <text:p>210.567521300803</text:p>
          </table:table-cell>
          <table:table-cell office:value-type="float" office:value="1531.41724272624" calcext:value-type="float">
            <text:p>1531.41724272624</text:p>
          </table:table-cell>
          <table:table-cell office:value-type="float" office:value="1962.56455100377" calcext:value-type="float">
            <text:p>1962.56455100377</text:p>
          </table:table-cell>
          <table:table-cell office:value-type="float" office:value="1854.77772393439" calcext:value-type="float">
            <text:p>1854.77772393439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1878.94772277228" calcext:value-type="float">
            <text:p>1878.94772277228</text:p>
          </table:table-cell>
          <table:table-cell office:value-type="float" office:value="1887.14772277228" calcext:value-type="float">
            <text:p>1887.14772277228</text:p>
          </table:table-cell>
          <table:table-cell office:value-type="float" office:value="0.517182774530036" calcext:value-type="float">
            <text:p>0.517182774530036</text:p>
          </table:table-cell>
          <table:table-cell office:value-type="float" office:value="0.517454181947835" calcext:value-type="float">
            <text:p>0.517454181947835</text:p>
          </table:table-cell>
          <table:table-cell office:value-type="float" office:value="0.202207501425289" calcext:value-type="float">
            <text:p>0.202207501425289</text:p>
          </table:table-cell>
          <table:table-cell office:value-type="float" office:value="0.202292018647498" calcext:value-type="float">
            <text:p>0.202292018647498</text:p>
          </table:table-cell>
          <table:table-cell office:value-type="float" office:value="-149.090901944244" calcext:value-type="float">
            <text:p>-149.090901944244</text:p>
          </table:table-cell>
          <table:table-cell office:value-type="float" office:value="149.090901944244" calcext:value-type="float">
            <text:p>149.090901944244</text:p>
          </table:table-cell>
          <table:table-cell office:value-type="float" office:value="1729.92703839871" calcext:value-type="float">
            <text:p>1729.92703839871</text:p>
          </table:table-cell>
          <table:table-cell office:value-type="float" office:value="2036.23862471652" calcext:value-type="float">
            <text:p>2036.23862471652</text:p>
          </table:table-cell>
          <table:table-cell office:value-type="float" office:value="1959.66072813707" calcext:value-type="float">
            <text:p>1959.66072813707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3.52" calcext:value-type="float">
            <text:p>-3.52</text:p>
          </table:table-cell>
          <table:table-cell office:value-type="float" office:value="3.52" calcext:value-type="float">
            <text:p>3.52</text:p>
          </table:table-cell>
          <table:table-cell office:value-type="float" office:value="1302.20574257426" calcext:value-type="float">
            <text:p>1302.20574257426</text:p>
          </table:table-cell>
          <table:table-cell office:value-type="float" office:value="1309.24574257426" calcext:value-type="float">
            <text:p>1309.24574257426</text:p>
          </table:table-cell>
          <table:table-cell office:value-type="float" office:value="0.507689349814649" calcext:value-type="float">
            <text:p>0.507689349814649</text:p>
          </table:table-cell>
          <table:table-cell office:value-type="float" office:value="0.507768931107486" calcext:value-type="float">
            <text:p>0.507768931107486</text:p>
          </table:table-cell>
          <table:table-cell office:value-type="float" office:value="0.264444427413841" calcext:value-type="float">
            <text:p>0.264444427413841</text:p>
          </table:table-cell>
          <table:table-cell office:value-type="float" office:value="0.26447514300055" calcext:value-type="float">
            <text:p>0.26447514300055</text:p>
          </table:table-cell>
          <table:table-cell office:value-type="float" office:value="-204.530648024104" calcext:value-type="float">
            <text:p>-204.530648024104</text:p>
          </table:table-cell>
          <table:table-cell office:value-type="float" office:value="204.530648024104" calcext:value-type="float">
            <text:p>204.530648024104</text:p>
          </table:table-cell>
          <table:table-cell office:value-type="float" office:value="1097.70472808146" calcext:value-type="float">
            <text:p>1097.70472808146</text:p>
          </table:table-cell>
          <table:table-cell office:value-type="float" office:value="1513.77639059836" calcext:value-type="float">
            <text:p>1513.77639059836</text:p>
          </table:table-cell>
          <table:table-cell office:value-type="float" office:value="1409.75847496914" calcext:value-type="float">
            <text:p>1409.75847496914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389.62574257426" calcext:value-type="float">
            <text:p>1389.62574257426</text:p>
          </table:table-cell>
          <table:table-cell office:value-type="float" office:value="1402.18574257426" calcext:value-type="float">
            <text:p>1402.18574257426</text:p>
          </table:table-cell>
          <table:table-cell office:value-type="float" office:value="0.508625774041874" calcext:value-type="float">
            <text:p>0.508625774041874</text:p>
          </table:table-cell>
          <table:table-cell office:value-type="float" office:value="0.508754976069431" calcext:value-type="float">
            <text:p>0.508754976069431</text:p>
          </table:table-cell>
          <table:table-cell office:value-type="float" office:value="0.241383074963022" calcext:value-type="float">
            <text:p>0.241383074963022</text:p>
          </table:table-cell>
          <table:table-cell office:value-type="float" office:value="0.241446712628349" calcext:value-type="float">
            <text:p>0.241446712628349</text:p>
          </table:table-cell>
          <table:table-cell office:value-type="float" office:value="-183.011952001793" calcext:value-type="float">
            <text:p>-183.011952001793</text:p>
          </table:table-cell>
          <table:table-cell office:value-type="float" office:value="183.011952001793" calcext:value-type="float">
            <text:p>183.011952001793</text:p>
          </table:table-cell>
          <table:table-cell office:value-type="float" office:value="1206.67145310724" calcext:value-type="float">
            <text:p>1206.67145310724</text:p>
          </table:table-cell>
          <table:table-cell office:value-type="float" office:value="1585.19769457605" calcext:value-type="float">
            <text:p>1585.19769457605</text:p>
          </table:table-cell>
          <table:table-cell office:value-type="float" office:value="1490.56613420885" calcext:value-type="float">
            <text:p>1490.56613420885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3.12" calcext:value-type="float">
            <text:p>-3.12</text:p>
          </table:table-cell>
          <table:table-cell office:value-type="float" office:value="3.12" calcext:value-type="float">
            <text:p>3.12</text:p>
          </table:table-cell>
          <table:table-cell office:value-type="float" office:value="1246.12673267327" calcext:value-type="float">
            <text:p>1246.12673267327</text:p>
          </table:table-cell>
          <table:table-cell office:value-type="float" office:value="1252.36673267327" calcext:value-type="float">
            <text:p>1252.36673267327</text:p>
          </table:table-cell>
          <table:table-cell office:value-type="float" office:value="0.507012292323404" calcext:value-type="float">
            <text:p>0.507012292323404</text:p>
          </table:table-cell>
          <table:table-cell office:value-type="float" office:value="0.507092012725229" calcext:value-type="float">
            <text:p>0.507092012725229</text:p>
          </table:table-cell>
          <table:table-cell office:value-type="float" office:value="0.226157899242568" calcext:value-type="float">
            <text:p>0.226157899242568</text:p>
          </table:table-cell>
          <table:table-cell office:value-type="float" office:value="0.226183528652453" calcext:value-type="float">
            <text:p>0.226183528652453</text:p>
          </table:table-cell>
          <table:table-cell office:value-type="float" office:value="-169.434729820715" calcext:value-type="float">
            <text:p>-169.434729820715</text:p>
          </table:table-cell>
          <table:table-cell office:value-type="float" office:value="169.434729820715" calcext:value-type="float">
            <text:p>169.434729820715</text:p>
          </table:table-cell>
          <table:table-cell office:value-type="float" office:value="1076.714393378" calcext:value-type="float">
            <text:p>1076.714393378</text:p>
          </table:table-cell>
          <table:table-cell office:value-type="float" office:value="1421.80146249398" calcext:value-type="float">
            <text:p>1421.80146249398</text:p>
          </table:table-cell>
          <table:table-cell office:value-type="float" office:value="1335.52969521499" calcext:value-type="float">
            <text:p>1335.52969521499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2255.33366336634" calcext:value-type="float">
            <text:p>2255.33366336634</text:p>
          </table:table-cell>
          <table:table-cell office:value-type="float" office:value="2266.13366336634" calcext:value-type="float">
            <text:p>2266.13366336634</text:p>
          </table:table-cell>
          <table:table-cell office:value-type="float" office:value="0.538014779713499" calcext:value-type="float">
            <text:p>0.538014779713499</text:p>
          </table:table-cell>
          <table:table-cell office:value-type="float" office:value="0.538918402627899" calcext:value-type="float">
            <text:p>0.538918402627899</text:p>
          </table:table-cell>
          <table:table-cell office:value-type="float" office:value="0.264285568846228" calcext:value-type="float">
            <text:p>0.264285568846228</text:p>
          </table:table-cell>
          <table:table-cell office:value-type="float" office:value="0.26477978716827" calcext:value-type="float">
            <text:p>0.26477978716827</text:p>
          </table:table-cell>
          <table:table-cell office:value-type="float" office:value="-204.824705036316" calcext:value-type="float">
            <text:p>-204.824705036316</text:p>
          </table:table-cell>
          <table:table-cell office:value-type="float" office:value="204.824705036316" calcext:value-type="float">
            <text:p>204.824705036316</text:p>
          </table:table-cell>
          <table:table-cell office:value-type="float" office:value="2050.9858684876" calcext:value-type="float">
            <text:p>2050.9858684876</text:p>
          </table:table-cell>
          <table:table-cell office:value-type="float" office:value="2470.95836840265" calcext:value-type="float">
            <text:p>2470.95836840265</text:p>
          </table:table-cell>
          <table:table-cell office:value-type="float" office:value="2365.96524342389" calcext:value-type="float">
            <text:p>2365.96524342389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3.38" calcext:value-type="float">
            <text:p>-3.38</text:p>
          </table:table-cell>
          <table:table-cell office:value-type="float" office:value="3.38" calcext:value-type="float">
            <text:p>3.38</text:p>
          </table:table-cell>
          <table:table-cell office:value-type="float" office:value="2229.65366336634" calcext:value-type="float">
            <text:p>2229.65366336634</text:p>
          </table:table-cell>
          <table:table-cell office:value-type="float" office:value="2236.41366336634" calcext:value-type="float">
            <text:p>2236.41366336634</text:p>
          </table:table-cell>
          <table:table-cell office:value-type="float" office:value="0.535945714588475" calcext:value-type="float">
            <text:p>0.535945714588475</text:p>
          </table:table-cell>
          <table:table-cell office:value-type="float" office:value="0.53647964197122" calcext:value-type="float">
            <text:p>0.53647964197122</text:p>
          </table:table-cell>
          <table:table-cell office:value-type="float" office:value="0.27703567434853" calcext:value-type="float">
            <text:p>0.27703567434853</text:p>
          </table:table-cell>
          <table:table-cell office:value-type="float" office:value="0.277323245763446" calcext:value-type="float">
            <text:p>0.277323245763446</text:p>
          </table:table-cell>
          <table:table-cell office:value-type="float" office:value="-217.170709230008" calcext:value-type="float">
            <text:p>-217.170709230008</text:p>
          </table:table-cell>
          <table:table-cell office:value-type="float" office:value="217.170709230008" calcext:value-type="float">
            <text:p>217.170709230008</text:p>
          </table:table-cell>
          <table:table-cell office:value-type="float" office:value="2012.77143268759" calcext:value-type="float">
            <text:p>2012.77143268759</text:p>
          </table:table-cell>
          <table:table-cell office:value-type="float" office:value="2453.58437259635" calcext:value-type="float">
            <text:p>2453.58437259635</text:p>
          </table:table-cell>
          <table:table-cell office:value-type="float" office:value="2343.38113761916" calcext:value-type="float">
            <text:p>2343.3811376191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3.32" calcext:value-type="float">
            <text:p>-3.32</text:p>
          </table:table-cell>
          <table:table-cell office:value-type="float" office:value="3.32" calcext:value-type="float">
            <text:p>3.32</text:p>
          </table:table-cell>
          <table:table-cell office:value-type="float" office:value="1507.63663366337" calcext:value-type="float">
            <text:p>1507.63663366337</text:p>
          </table:table-cell>
          <table:table-cell office:value-type="float" office:value="1514.27663366337" calcext:value-type="float">
            <text:p>1514.27663366337</text:p>
          </table:table-cell>
          <table:table-cell office:value-type="float" office:value="0.509872616565094" calcext:value-type="float">
            <text:p>0.509872616565094</text:p>
          </table:table-cell>
          <table:table-cell office:value-type="float" office:value="0.509948072255423" calcext:value-type="float">
            <text:p>0.509948072255423</text:p>
          </table:table-cell>
          <table:table-cell office:value-type="float" office:value="0.23267632490111" calcext:value-type="float">
            <text:p>0.23267632490111</text:p>
          </table:table-cell>
          <table:table-cell office:value-type="float" office:value="0.232700914189669" calcext:value-type="float">
            <text:p>0.232700914189669</text:p>
          </table:table-cell>
          <table:table-cell office:value-type="float" office:value="-175.171703991763" calcext:value-type="float">
            <text:p>-175.171703991763</text:p>
          </table:table-cell>
          <table:table-cell office:value-type="float" office:value="175.171703991763" calcext:value-type="float">
            <text:p>175.171703991763</text:p>
          </table:table-cell>
          <table:table-cell office:value-type="float" office:value="1332.48673955641" calcext:value-type="float">
            <text:p>1332.48673955641</text:p>
          </table:table-cell>
          <table:table-cell office:value-type="float" office:value="1689.44833765513" calcext:value-type="float">
            <text:p>1689.44833765513</text:p>
          </table:table-cell>
          <table:table-cell office:value-type="float" office:value="1600.20793813045" calcext:value-type="float">
            <text:p>1600.20793813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09:04:49.825998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02T09:42:16.859584808</dc:date>
    <meta:editing-duration>PT27M13S</meta:editing-duration>
    <meta:editing-cycles>4</meta:editing-cycles>
    <meta:document-statistic meta:table-count="5" meta:cell-count="1597" meta:object-count="0"/>
  </office:meta>
</office:document-meta>
</file>